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3.93cm"/>
    </style:style>
    <style:style style:name="co6" style:family="table-column">
      <style:table-column-properties fo:break-before="auto" style:column-width="3.956cm"/>
    </style:style>
    <style:style style:name="co7" style:family="table-column">
      <style:table-column-properties fo:break-before="auto" style:column-width="4.20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3.16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Backoff(10, 100)" table:style-name="ta1">
        <table:shapes>
          <draw:frame draw:z-index="0" draw:style-name="gr1" svg:width="15.999cm" svg:height="8.999cm" svg:x="26.148cm" svg:y="1.033cm">
            <draw:object draw:notify-on-update-of-ranges="'Backoff(10, 100)'.B2:'Backoff(10, 100)'.B76 'Backoff(10, 100)'.C2:'Backoff(10, 100)'.C76 'Backoff(10, 100)'.D2:'Backoff(10, 100)'.D7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ThreadCount</text:p>
          </table:table-cell>
          <table:table-cell office:value-type="string">
            <text:p>TASLock</text:p>
          </table:table-cell>
          <table:table-cell office:value-type="string">
            <text:p>TTASLock</text:p>
          </table:table-cell>
          <table:table-cell office:value-type="string">
            <text:p>BackoffLock(10,100)</text:p>
          </table:table-cell>
          <table:table-cell office:value-type="string">
            <text:p>BackOffCount (10,100)</text:p>
          </table:table-cell>
          <table:table-cell office:value-type="string">
            <text:p>TASLock</text:p>
          </table:table-cell>
          <table:table-cell office:value-type="string">
            <text:p>TTASLock</text:p>
          </table:table-cell>
          <table:table-cell office:value-type="string">
            <text:p>BackoffLock(100,1000)</text:p>
          </table:table-cell>
          <table:table-cell office:value-type="string">
            <text:p>BackOffCount(100,1000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196">
            <text:p>2.196</text:p>
          </table:table-cell>
          <table:table-cell office:value-type="float" office:value="0.771">
            <text:p>0.771</text:p>
          </table:table-cell>
          <table:table-cell office:value-type="float" office:value="0.965">
            <text:p>0.965</text:p>
          </table:table-cell>
          <table:table-cell office:value-type="float" office:value="0">
            <text:p>0</text:p>
          </table:table-cell>
          <table:table-cell office:value-type="float" office:value="2.182">
            <text:p>2.182</text:p>
          </table:table-cell>
          <table:table-cell office:value-type="float" office:value="0.775">
            <text:p>0.775</text:p>
          </table:table-cell>
          <table:table-cell office:value-type="float" office:value="0.834">
            <text:p>0.8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871">
            <text:p>6.871</text:p>
          </table:table-cell>
          <table:table-cell office:value-type="float" office:value="1.11">
            <text:p>1.11</text:p>
          </table:table-cell>
          <table:table-cell office:value-type="float" office:value="2.328">
            <text:p>2.328</text:p>
          </table:table-cell>
          <table:table-cell office:value-type="float" office:value="9">
            <text:p>9</text:p>
          </table:table-cell>
          <table:table-cell office:value-type="float" office:value="5.503">
            <text:p>5.503</text:p>
          </table:table-cell>
          <table:table-cell office:value-type="float" office:value="1.137">
            <text:p>1.137</text:p>
          </table:table-cell>
          <table:table-cell office:value-type="float" office:value="2.014">
            <text:p>2.01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444">
            <text:p>4.444</text:p>
          </table:table-cell>
          <table:table-cell office:value-type="float" office:value="4.15">
            <text:p>4.15</text:p>
          </table:table-cell>
          <table:table-cell office:value-type="float" office:value="3.513">
            <text:p>3.513</text:p>
          </table:table-cell>
          <table:table-cell office:value-type="float" office:value="22">
            <text:p>22</text:p>
          </table:table-cell>
          <table:table-cell office:value-type="float" office:value="5.218">
            <text:p>5.218</text:p>
          </table:table-cell>
          <table:table-cell office:value-type="float" office:value="1.831">
            <text:p>1.831</text:p>
          </table:table-cell>
          <table:table-cell office:value-type="float" office:value="3.088">
            <text:p>3.08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738">
            <text:p>7.738</text:p>
          </table:table-cell>
          <table:table-cell office:value-type="float" office:value="6.125">
            <text:p>6.125</text:p>
          </table:table-cell>
          <table:table-cell office:value-type="float" office:value="5.59">
            <text:p>5.59</text:p>
          </table:table-cell>
          <table:table-cell office:value-type="float" office:value="36">
            <text:p>36</text:p>
          </table:table-cell>
          <table:table-cell office:value-type="float" office:value="12.411">
            <text:p>12.411</text:p>
          </table:table-cell>
          <table:table-cell office:value-type="float" office:value="2.135">
            <text:p>2.135</text:p>
          </table:table-cell>
          <table:table-cell office:value-type="float" office:value="4.163">
            <text:p>4.16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709">
            <text:p>7.709</text:p>
          </table:table-cell>
          <table:table-cell office:value-type="float" office:value="7.134">
            <text:p>7.134</text:p>
          </table:table-cell>
          <table:table-cell office:value-type="float" office:value="8.4">
            <text:p>8.4</text:p>
          </table:table-cell>
          <table:table-cell office:value-type="float" office:value="91">
            <text:p>91</text:p>
          </table:table-cell>
          <table:table-cell office:value-type="float" office:value="6.157">
            <text:p>6.157</text:p>
          </table:table-cell>
          <table:table-cell office:value-type="float" office:value="8.281">
            <text:p>8.281</text:p>
          </table:table-cell>
          <table:table-cell office:value-type="float" office:value="9.556">
            <text:p>9.55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614">
            <text:p>8.614</text:p>
          </table:table-cell>
          <table:table-cell office:value-type="float" office:value="18.18">
            <text:p>18.18</text:p>
          </table:table-cell>
          <table:table-cell office:value-type="float" office:value="12.646">
            <text:p>12.646</text:p>
          </table:table-cell>
          <table:table-cell office:value-type="float" office:value="163">
            <text:p>163</text:p>
          </table:table-cell>
          <table:table-cell office:value-type="float" office:value="15.347">
            <text:p>15.347</text:p>
          </table:table-cell>
          <table:table-cell office:value-type="float" office:value="19.697">
            <text:p>19.697</text:p>
          </table:table-cell>
          <table:table-cell office:value-type="float" office:value="12.979">
            <text:p>12.97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02">
            <text:p>10.02</text:p>
          </table:table-cell>
          <table:table-cell office:value-type="float" office:value="22.788">
            <text:p>22.788</text:p>
          </table:table-cell>
          <table:table-cell office:value-type="float" office:value="24.539">
            <text:p>24.539</text:p>
          </table:table-cell>
          <table:table-cell office:value-type="float" office:value="260">
            <text:p>260</text:p>
          </table:table-cell>
          <table:table-cell office:value-type="float" office:value="10.366">
            <text:p>10.366</text:p>
          </table:table-cell>
          <table:table-cell office:value-type="float" office:value="10.533">
            <text:p>10.533</text:p>
          </table:table-cell>
          <table:table-cell office:value-type="float" office:value="15.241">
            <text:p>15.24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.602">
            <text:p>15.602</text:p>
          </table:table-cell>
          <table:table-cell office:value-type="float" office:value="21.601">
            <text:p>21.601</text:p>
          </table:table-cell>
          <table:table-cell office:value-type="float" office:value="46.932">
            <text:p>46.932</text:p>
          </table:table-cell>
          <table:table-cell office:value-type="float" office:value="262">
            <text:p>262</text:p>
          </table:table-cell>
          <table:table-cell office:value-type="float" office:value="10.472">
            <text:p>10.472</text:p>
          </table:table-cell>
          <table:table-cell office:value-type="float" office:value="21.75">
            <text:p>21.75</text:p>
          </table:table-cell>
          <table:table-cell office:value-type="float" office:value="39.83">
            <text:p>39.8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.621">
            <text:p>13.621</text:p>
          </table:table-cell>
          <table:table-cell office:value-type="float" office:value="12.617">
            <text:p>12.617</text:p>
          </table:table-cell>
          <table:table-cell office:value-type="float" office:value="27.502">
            <text:p>27.502</text:p>
          </table:table-cell>
          <table:table-cell office:value-type="float" office:value="223">
            <text:p>223</text:p>
          </table:table-cell>
          <table:table-cell office:value-type="float" office:value="12.994">
            <text:p>12.994</text:p>
          </table:table-cell>
          <table:table-cell office:value-type="float" office:value="13.368">
            <text:p>13.368</text:p>
          </table:table-cell>
          <table:table-cell office:value-type="float" office:value="13.921">
            <text:p>13.92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.381">
            <text:p>22.381</text:p>
          </table:table-cell>
          <table:table-cell office:value-type="float" office:value="24.829">
            <text:p>24.829</text:p>
          </table:table-cell>
          <table:table-cell office:value-type="float" office:value="30.778">
            <text:p>30.778</text:p>
          </table:table-cell>
          <table:table-cell office:value-type="float" office:value="327">
            <text:p>327</text:p>
          </table:table-cell>
          <table:table-cell office:value-type="float" office:value="17.369">
            <text:p>17.369</text:p>
          </table:table-cell>
          <table:table-cell office:value-type="float" office:value="18.62">
            <text:p>18.62</text:p>
          </table:table-cell>
          <table:table-cell office:value-type="float" office:value="21.512">
            <text:p>21.51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.467">
            <text:p>16.467</text:p>
          </table:table-cell>
          <table:table-cell office:value-type="float" office:value="19.546">
            <text:p>19.546</text:p>
          </table:table-cell>
          <table:table-cell office:value-type="float" office:value="10.686">
            <text:p>10.686</text:p>
          </table:table-cell>
          <table:table-cell office:value-type="float" office:value="514">
            <text:p>514</text:p>
          </table:table-cell>
          <table:table-cell office:value-type="float" office:value="41.516">
            <text:p>41.516</text:p>
          </table:table-cell>
          <table:table-cell office:value-type="float" office:value="24.236">
            <text:p>24.236</text:p>
          </table:table-cell>
          <table:table-cell office:value-type="float" office:value="28.826">
            <text:p>28.82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.067">
            <text:p>30.067</text:p>
          </table:table-cell>
          <table:table-cell office:value-type="float" office:value="43.144">
            <text:p>43.144</text:p>
          </table:table-cell>
          <table:table-cell office:value-type="float" office:value="53.842">
            <text:p>53.842</text:p>
          </table:table-cell>
          <table:table-cell office:value-type="float" office:value="476">
            <text:p>476</text:p>
          </table:table-cell>
          <table:table-cell office:value-type="float" office:value="30.176">
            <text:p>30.176</text:p>
          </table:table-cell>
          <table:table-cell office:value-type="float" office:value="33.421">
            <text:p>33.421</text:p>
          </table:table-cell>
          <table:table-cell office:value-type="float" office:value="88.86">
            <text:p>88.8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.673">
            <text:p>31.673</text:p>
          </table:table-cell>
          <table:table-cell office:value-type="float" office:value="21.313">
            <text:p>21.313</text:p>
          </table:table-cell>
          <table:table-cell office:value-type="float" office:value="68.092">
            <text:p>68.092</text:p>
          </table:table-cell>
          <table:table-cell office:value-type="float" office:value="736">
            <text:p>736</text:p>
          </table:table-cell>
          <table:table-cell office:value-type="float" office:value="19.412">
            <text:p>19.412</text:p>
          </table:table-cell>
          <table:table-cell office:value-type="float" office:value="47.951">
            <text:p>47.951</text:p>
          </table:table-cell>
          <table:table-cell office:value-type="float" office:value="32.452">
            <text:p>32.45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.047">
            <text:p>32.047</text:p>
          </table:table-cell>
          <table:table-cell office:value-type="float" office:value="51.938">
            <text:p>51.938</text:p>
          </table:table-cell>
          <table:table-cell office:value-type="float" office:value="59.631">
            <text:p>59.631</text:p>
          </table:table-cell>
          <table:table-cell office:value-type="float" office:value="759">
            <text:p>759</text:p>
          </table:table-cell>
          <table:table-cell office:value-type="float" office:value="33.292">
            <text:p>33.292</text:p>
          </table:table-cell>
          <table:table-cell office:value-type="float" office:value="27.52">
            <text:p>27.52</text:p>
          </table:table-cell>
          <table:table-cell office:value-type="float" office:value="64.402">
            <text:p>64.402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.658">
            <text:p>40.658</text:p>
          </table:table-cell>
          <table:table-cell office:value-type="float" office:value="38.513">
            <text:p>38.513</text:p>
          </table:table-cell>
          <table:table-cell office:value-type="float" office:value="75.877">
            <text:p>75.877</text:p>
          </table:table-cell>
          <table:table-cell office:value-type="float" office:value="807">
            <text:p>807</text:p>
          </table:table-cell>
          <table:table-cell office:value-type="float" office:value="40.016">
            <text:p>40.016</text:p>
          </table:table-cell>
          <table:table-cell office:value-type="float" office:value="23.201">
            <text:p>23.201</text:p>
          </table:table-cell>
          <table:table-cell office:value-type="float" office:value="65.637">
            <text:p>65.637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8.581">
            <text:p>38.581</text:p>
          </table:table-cell>
          <table:table-cell office:value-type="float" office:value="27.592">
            <text:p>27.592</text:p>
          </table:table-cell>
          <table:table-cell office:value-type="float" office:value="71.932">
            <text:p>71.932</text:p>
          </table:table-cell>
          <table:table-cell office:value-type="float" office:value="1167">
            <text:p>1167</text:p>
          </table:table-cell>
          <table:table-cell office:value-type="float" office:value="54.439">
            <text:p>54.439</text:p>
          </table:table-cell>
          <table:table-cell office:value-type="float" office:value="42.707">
            <text:p>42.707</text:p>
          </table:table-cell>
          <table:table-cell office:value-type="float" office:value="35.695">
            <text:p>35.695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.323">
            <text:p>40.323</text:p>
          </table:table-cell>
          <table:table-cell office:value-type="float" office:value="26.405">
            <text:p>26.405</text:p>
          </table:table-cell>
          <table:table-cell office:value-type="float" office:value="111.566">
            <text:p>111.566</text:p>
          </table:table-cell>
          <table:table-cell office:value-type="float" office:value="1096">
            <text:p>1096</text:p>
          </table:table-cell>
          <table:table-cell office:value-type="float" office:value="42.062">
            <text:p>42.062</text:p>
          </table:table-cell>
          <table:table-cell office:value-type="float" office:value="64.629">
            <text:p>64.629</text:p>
          </table:table-cell>
          <table:table-cell office:value-type="float" office:value="69.168">
            <text:p>69.168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.972">
            <text:p>55.972</text:p>
          </table:table-cell>
          <table:table-cell office:value-type="float" office:value="66.969">
            <text:p>66.969</text:p>
          </table:table-cell>
          <table:table-cell office:value-type="float" office:value="72.923">
            <text:p>72.923</text:p>
          </table:table-cell>
          <table:table-cell office:value-type="float" office:value="1308">
            <text:p>1308</text:p>
          </table:table-cell>
          <table:table-cell office:value-type="float" office:value="56.893">
            <text:p>56.893</text:p>
          </table:table-cell>
          <table:table-cell office:value-type="float" office:value="26.868">
            <text:p>26.868</text:p>
          </table:table-cell>
          <table:table-cell office:value-type="float" office:value="91.187">
            <text:p>91.187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8.388">
            <text:p>48.388</text:p>
          </table:table-cell>
          <table:table-cell office:value-type="float" office:value="58.464">
            <text:p>58.464</text:p>
          </table:table-cell>
          <table:table-cell office:value-type="float" office:value="110.057">
            <text:p>110.057</text:p>
          </table:table-cell>
          <table:table-cell office:value-type="float" office:value="1371">
            <text:p>1371</text:p>
          </table:table-cell>
          <table:table-cell office:value-type="float" office:value="76.05">
            <text:p>76.05</text:p>
          </table:table-cell>
          <table:table-cell office:value-type="float" office:value="83.791">
            <text:p>83.791</text:p>
          </table:table-cell>
          <table:table-cell office:value-type="float" office:value="105.011">
            <text:p>105.011</text:p>
          </table:table-cell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1.075">
            <text:p>51.075</text:p>
          </table:table-cell>
          <table:table-cell office:value-type="float" office:value="80.025">
            <text:p>80.025</text:p>
          </table:table-cell>
          <table:table-cell office:value-type="float" office:value="138.687">
            <text:p>138.687</text:p>
          </table:table-cell>
          <table:table-cell office:value-type="float" office:value="1593">
            <text:p>1593</text:p>
          </table:table-cell>
          <table:table-cell office:value-type="float" office:value="66.342">
            <text:p>66.342</text:p>
          </table:table-cell>
          <table:table-cell office:value-type="float" office:value="54.489">
            <text:p>54.489</text:p>
          </table:table-cell>
          <table:table-cell office:value-type="float" office:value="80.061">
            <text:p>80.061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1.538">
            <text:p>91.538</text:p>
          </table:table-cell>
          <table:table-cell office:value-type="float" office:value="33.424">
            <text:p>33.424</text:p>
          </table:table-cell>
          <table:table-cell office:value-type="float" office:value="135.572">
            <text:p>135.572</text:p>
          </table:table-cell>
          <table:table-cell office:value-type="float" office:value="1700">
            <text:p>1700</text:p>
          </table:table-cell>
          <table:table-cell office:value-type="float" office:value="51.694">
            <text:p>51.694</text:p>
          </table:table-cell>
          <table:table-cell office:value-type="float" office:value="45.57">
            <text:p>45.57</text:p>
          </table:table-cell>
          <table:table-cell office:value-type="float" office:value="48.892">
            <text:p>48.892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0.735">
            <text:p>60.735</text:p>
          </table:table-cell>
          <table:table-cell office:value-type="float" office:value="59.508">
            <text:p>59.508</text:p>
          </table:table-cell>
          <table:table-cell office:value-type="float" office:value="131.508">
            <text:p>131.508</text:p>
          </table:table-cell>
          <table:table-cell office:value-type="float" office:value="2135">
            <text:p>2135</text:p>
          </table:table-cell>
          <table:table-cell office:value-type="float" office:value="89.799">
            <text:p>89.799</text:p>
          </table:table-cell>
          <table:table-cell office:value-type="float" office:value="97.364">
            <text:p>97.364</text:p>
          </table:table-cell>
          <table:table-cell office:value-type="float" office:value="69.528">
            <text:p>69.528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.925">
            <text:p>45.925</text:p>
          </table:table-cell>
          <table:table-cell office:value-type="float" office:value="46.831">
            <text:p>46.831</text:p>
          </table:table-cell>
          <table:table-cell office:value-type="float" office:value="243.603">
            <text:p>243.603</text:p>
          </table:table-cell>
          <table:table-cell office:value-type="float" office:value="2039">
            <text:p>2039</text:p>
          </table:table-cell>
          <table:table-cell office:value-type="float" office:value="71.184">
            <text:p>71.184</text:p>
          </table:table-cell>
          <table:table-cell office:value-type="float" office:value="71.242">
            <text:p>71.242</text:p>
          </table:table-cell>
          <table:table-cell office:value-type="float" office:value="153.393">
            <text:p>153.393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3.149">
            <text:p>103.149</text:p>
          </table:table-cell>
          <table:table-cell office:value-type="float" office:value="100.213">
            <text:p>100.213</text:p>
          </table:table-cell>
          <table:table-cell office:value-type="float" office:value="148.715">
            <text:p>148.715</text:p>
          </table:table-cell>
          <table:table-cell office:value-type="float" office:value="2515">
            <text:p>2515</text:p>
          </table:table-cell>
          <table:table-cell office:value-type="float" office:value="89.051">
            <text:p>89.051</text:p>
          </table:table-cell>
          <table:table-cell office:value-type="float" office:value="76.189">
            <text:p>76.189</text:p>
          </table:table-cell>
          <table:table-cell office:value-type="float" office:value="105.5">
            <text:p>105.5</text:p>
          </table:table-cell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3.447">
            <text:p>93.447</text:p>
          </table:table-cell>
          <table:table-cell office:value-type="float" office:value="94.162">
            <text:p>94.162</text:p>
          </table:table-cell>
          <table:table-cell office:value-type="float" office:value="174.621">
            <text:p>174.621</text:p>
          </table:table-cell>
          <table:table-cell office:value-type="float" office:value="2402">
            <text:p>2402</text:p>
          </table:table-cell>
          <table:table-cell office:value-type="float" office:value="89.793">
            <text:p>89.793</text:p>
          </table:table-cell>
          <table:table-cell office:value-type="float" office:value="61.911">
            <text:p>61.911</text:p>
          </table:table-cell>
          <table:table-cell office:value-type="float" office:value="95.011">
            <text:p>95.011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6.959">
            <text:p>66.959</text:p>
          </table:table-cell>
          <table:table-cell office:value-type="float" office:value="96.58">
            <text:p>96.58</text:p>
          </table:table-cell>
          <table:table-cell office:value-type="float" office:value="187.367">
            <text:p>187.367</text:p>
          </table:table-cell>
          <table:table-cell office:value-type="float" office:value="2788">
            <text:p>2788</text:p>
          </table:table-cell>
          <table:table-cell office:value-type="float" office:value="87.125">
            <text:p>87.125</text:p>
          </table:table-cell>
          <table:table-cell office:value-type="float" office:value="101.562">
            <text:p>101.562</text:p>
          </table:table-cell>
          <table:table-cell office:value-type="float" office:value="63.253">
            <text:p>63.253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4.923">
            <text:p>104.923</text:p>
          </table:table-cell>
          <table:table-cell office:value-type="float" office:value="86.181">
            <text:p>86.181</text:p>
          </table:table-cell>
          <table:table-cell office:value-type="float" office:value="250.263">
            <text:p>250.263</text:p>
          </table:table-cell>
          <table:table-cell office:value-type="float" office:value="3045">
            <text:p>3045</text:p>
          </table:table-cell>
          <table:table-cell office:value-type="float" office:value="113.423">
            <text:p>113.423</text:p>
          </table:table-cell>
          <table:table-cell office:value-type="float" office:value="89.964">
            <text:p>89.964</text:p>
          </table:table-cell>
          <table:table-cell office:value-type="float" office:value="97.779">
            <text:p>97.779</text:p>
          </table:table-cell>
          <table:table-cell office:value-type="float" office:value="1065">
            <text:p>106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8.483">
            <text:p>98.483</text:p>
          </table:table-cell>
          <table:table-cell office:value-type="float" office:value="115.471">
            <text:p>115.471</text:p>
          </table:table-cell>
          <table:table-cell office:value-type="float" office:value="178.816">
            <text:p>178.816</text:p>
          </table:table-cell>
          <table:table-cell office:value-type="float" office:value="3509">
            <text:p>3509</text:p>
          </table:table-cell>
          <table:table-cell office:value-type="float" office:value="133.736">
            <text:p>133.736</text:p>
          </table:table-cell>
          <table:table-cell office:value-type="float" office:value="123.989">
            <text:p>123.989</text:p>
          </table:table-cell>
          <table:table-cell office:value-type="float" office:value="100.454">
            <text:p>100.454</text:p>
          </table:table-cell>
          <table:table-cell office:value-type="float" office:value="980">
            <text:p>98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0.176">
            <text:p>100.176</text:p>
          </table:table-cell>
          <table:table-cell office:value-type="float" office:value="104.382">
            <text:p>104.382</text:p>
          </table:table-cell>
          <table:table-cell office:value-type="float" office:value="156.84">
            <text:p>156.84</text:p>
          </table:table-cell>
          <table:table-cell office:value-type="float" office:value="3674">
            <text:p>3674</text:p>
          </table:table-cell>
          <table:table-cell office:value-type="float" office:value="120.08">
            <text:p>120.08</text:p>
          </table:table-cell>
          <table:table-cell office:value-type="float" office:value="76.154">
            <text:p>76.154</text:p>
          </table:table-cell>
          <table:table-cell office:value-type="float" office:value="111.34">
            <text:p>111.34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4.353">
            <text:p>174.353</text:p>
          </table:table-cell>
          <table:table-cell office:value-type="float" office:value="177.448">
            <text:p>177.448</text:p>
          </table:table-cell>
          <table:table-cell office:value-type="float" office:value="383.878">
            <text:p>383.878</text:p>
          </table:table-cell>
          <table:table-cell office:value-type="float" office:value="3754">
            <text:p>3754</text:p>
          </table:table-cell>
          <table:table-cell office:value-type="float" office:value="120.978">
            <text:p>120.978</text:p>
          </table:table-cell>
          <table:table-cell office:value-type="float" office:value="124.126">
            <text:p>124.126</text:p>
          </table:table-cell>
          <table:table-cell office:value-type="float" office:value="91.119">
            <text:p>91.119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2.949">
            <text:p>102.949</text:p>
          </table:table-cell>
          <table:table-cell office:value-type="float" office:value="147.718">
            <text:p>147.718</text:p>
          </table:table-cell>
          <table:table-cell office:value-type="float" office:value="191.03">
            <text:p>191.03</text:p>
          </table:table-cell>
          <table:table-cell office:value-type="float" office:value="3889">
            <text:p>3889</text:p>
          </table:table-cell>
          <table:table-cell office:value-type="float" office:value="109.341">
            <text:p>109.341</text:p>
          </table:table-cell>
          <table:table-cell office:value-type="float" office:value="103.178">
            <text:p>103.178</text:p>
          </table:table-cell>
          <table:table-cell office:value-type="float" office:value="166.434">
            <text:p>166.434</text:p>
          </table:table-cell>
          <table:table-cell office:value-type="float" office:value="920">
            <text:p>92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3.231">
            <text:p>103.231</text:p>
          </table:table-cell>
          <table:table-cell office:value-type="float" office:value="200.601">
            <text:p>200.601</text:p>
          </table:table-cell>
          <table:table-cell office:value-type="float" office:value="321.757">
            <text:p>321.757</text:p>
          </table:table-cell>
          <table:table-cell office:value-type="float" office:value="4054">
            <text:p>4054</text:p>
          </table:table-cell>
          <table:table-cell office:value-type="float" office:value="151.933">
            <text:p>151.933</text:p>
          </table:table-cell>
          <table:table-cell office:value-type="float" office:value="168.037">
            <text:p>168.037</text:p>
          </table:table-cell>
          <table:table-cell office:value-type="float" office:value="153.888">
            <text:p>153.888</text:p>
          </table:table-cell>
          <table:table-cell office:value-type="float" office:value="1185">
            <text:p>118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50.123">
            <text:p>150.123</text:p>
          </table:table-cell>
          <table:table-cell office:value-type="float" office:value="178.699">
            <text:p>178.699</text:p>
          </table:table-cell>
          <table:table-cell office:value-type="float" office:value="404.919">
            <text:p>404.919</text:p>
          </table:table-cell>
          <table:table-cell office:value-type="float" office:value="4533">
            <text:p>4533</text:p>
          </table:table-cell>
          <table:table-cell office:value-type="float" office:value="134.541">
            <text:p>134.541</text:p>
          </table:table-cell>
          <table:table-cell office:value-type="float" office:value="178.348">
            <text:p>178.348</text:p>
          </table:table-cell>
          <table:table-cell office:value-type="float" office:value="78.411">
            <text:p>78.411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4.406">
            <text:p>164.406</text:p>
          </table:table-cell>
          <table:table-cell office:value-type="float" office:value="135.66">
            <text:p>135.66</text:p>
          </table:table-cell>
          <table:table-cell office:value-type="float" office:value="414.38">
            <text:p>414.38</text:p>
          </table:table-cell>
          <table:table-cell office:value-type="float" office:value="4714">
            <text:p>4714</text:p>
          </table:table-cell>
          <table:table-cell office:value-type="float" office:value="170.134">
            <text:p>170.134</text:p>
          </table:table-cell>
          <table:table-cell office:value-type="float" office:value="192.299">
            <text:p>192.299</text:p>
          </table:table-cell>
          <table:table-cell office:value-type="float" office:value="181.434">
            <text:p>181.434</text:p>
          </table:table-cell>
          <table:table-cell office:value-type="float" office:value="970">
            <text:p>97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0.889">
            <text:p>160.889</text:p>
          </table:table-cell>
          <table:table-cell office:value-type="float" office:value="170.416">
            <text:p>170.416</text:p>
          </table:table-cell>
          <table:table-cell office:value-type="float" office:value="344.203">
            <text:p>344.203</text:p>
          </table:table-cell>
          <table:table-cell office:value-type="float" office:value="5087">
            <text:p>5087</text:p>
          </table:table-cell>
          <table:table-cell office:value-type="float" office:value="138.208">
            <text:p>138.208</text:p>
          </table:table-cell>
          <table:table-cell office:value-type="float" office:value="153.927">
            <text:p>153.927</text:p>
          </table:table-cell>
          <table:table-cell office:value-type="float" office:value="150.127">
            <text:p>150.127</text:p>
          </table:table-cell>
          <table:table-cell office:value-type="float" office:value="1105">
            <text:p>110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1.216">
            <text:p>161.216</text:p>
          </table:table-cell>
          <table:table-cell office:value-type="float" office:value="165.781">
            <text:p>165.781</text:p>
          </table:table-cell>
          <table:table-cell office:value-type="float" office:value="297.306">
            <text:p>297.306</text:p>
          </table:table-cell>
          <table:table-cell office:value-type="float" office:value="5362">
            <text:p>5362</text:p>
          </table:table-cell>
          <table:table-cell office:value-type="float" office:value="194.403">
            <text:p>194.403</text:p>
          </table:table-cell>
          <table:table-cell office:value-type="float" office:value="163.915">
            <text:p>163.915</text:p>
          </table:table-cell>
          <table:table-cell office:value-type="float" office:value="178.413">
            <text:p>178.413</text:p>
          </table:table-cell>
          <table:table-cell office:value-type="float" office:value="1438">
            <text:p>143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74.733">
            <text:p>174.733</text:p>
          </table:table-cell>
          <table:table-cell office:value-type="float" office:value="261.211">
            <text:p>261.211</text:p>
          </table:table-cell>
          <table:table-cell office:value-type="float" office:value="485.284">
            <text:p>485.284</text:p>
          </table:table-cell>
          <table:table-cell office:value-type="float" office:value="5486">
            <text:p>5486</text:p>
          </table:table-cell>
          <table:table-cell office:value-type="float" office:value="226.008">
            <text:p>226.008</text:p>
          </table:table-cell>
          <table:table-cell office:value-type="float" office:value="174.652">
            <text:p>174.652</text:p>
          </table:table-cell>
          <table:table-cell office:value-type="float" office:value="242.55">
            <text:p>242.55</text:p>
          </table:table-cell>
          <table:table-cell office:value-type="float" office:value="1589">
            <text:p>158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65.885">
            <text:p>265.885</text:p>
          </table:table-cell>
          <table:table-cell office:value-type="float" office:value="170.702">
            <text:p>170.702</text:p>
          </table:table-cell>
          <table:table-cell office:value-type="float" office:value="189.655">
            <text:p>189.655</text:p>
          </table:table-cell>
          <table:table-cell office:value-type="float" office:value="5721">
            <text:p>5721</text:p>
          </table:table-cell>
          <table:table-cell office:value-type="float" office:value="284.142">
            <text:p>284.142</text:p>
          </table:table-cell>
          <table:table-cell office:value-type="float" office:value="208.933">
            <text:p>208.933</text:p>
          </table:table-cell>
          <table:table-cell office:value-type="float" office:value="133.267">
            <text:p>133.267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2.524">
            <text:p>142.524</text:p>
          </table:table-cell>
          <table:table-cell office:value-type="float" office:value="258.547">
            <text:p>258.547</text:p>
          </table:table-cell>
          <table:table-cell office:value-type="float" office:value="563.687">
            <text:p>563.687</text:p>
          </table:table-cell>
          <table:table-cell office:value-type="float" office:value="6303">
            <text:p>6303</text:p>
          </table:table-cell>
          <table:table-cell office:value-type="float" office:value="245.729">
            <text:p>245.729</text:p>
          </table:table-cell>
          <table:table-cell office:value-type="float" office:value="235.136">
            <text:p>235.136</text:p>
          </table:table-cell>
          <table:table-cell office:value-type="float" office:value="211.559">
            <text:p>211.559</text:p>
          </table:table-cell>
          <table:table-cell office:value-type="float" office:value="1268">
            <text:p>126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96.018">
            <text:p>296.018</text:p>
          </table:table-cell>
          <table:table-cell office:value-type="float" office:value="192.181">
            <text:p>192.181</text:p>
          </table:table-cell>
          <table:table-cell office:value-type="float" office:value="409.614">
            <text:p>409.614</text:p>
          </table:table-cell>
          <table:table-cell office:value-type="float" office:value="6618">
            <text:p>6618</text:p>
          </table:table-cell>
          <table:table-cell office:value-type="float" office:value="167.141">
            <text:p>167.141</text:p>
          </table:table-cell>
          <table:table-cell office:value-type="float" office:value="208.782">
            <text:p>208.782</text:p>
          </table:table-cell>
          <table:table-cell office:value-type="float" office:value="225.946">
            <text:p>225.946</text:p>
          </table:table-cell>
          <table:table-cell office:value-type="float" office:value="1869">
            <text:p>186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31.547">
            <text:p>231.547</text:p>
          </table:table-cell>
          <table:table-cell office:value-type="float" office:value="273.4">
            <text:p>273.4</text:p>
          </table:table-cell>
          <table:table-cell office:value-type="float" office:value="317.141">
            <text:p>317.141</text:p>
          </table:table-cell>
          <table:table-cell office:value-type="float" office:value="7135">
            <text:p>7135</text:p>
          </table:table-cell>
          <table:table-cell office:value-type="float" office:value="233.329">
            <text:p>233.329</text:p>
          </table:table-cell>
          <table:table-cell office:value-type="float" office:value="152.065">
            <text:p>152.065</text:p>
          </table:table-cell>
          <table:table-cell office:value-type="float" office:value="221.33">
            <text:p>221.33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55.95">
            <text:p>255.95</text:p>
          </table:table-cell>
          <table:table-cell office:value-type="float" office:value="219.554">
            <text:p>219.554</text:p>
          </table:table-cell>
          <table:table-cell office:value-type="float" office:value="575.512">
            <text:p>575.512</text:p>
          </table:table-cell>
          <table:table-cell office:value-type="float" office:value="7755">
            <text:p>7755</text:p>
          </table:table-cell>
          <table:table-cell office:value-type="float" office:value="198.93">
            <text:p>198.93</text:p>
          </table:table-cell>
          <table:table-cell office:value-type="float" office:value="262.29">
            <text:p>262.29</text:p>
          </table:table-cell>
          <table:table-cell office:value-type="float" office:value="267.057">
            <text:p>267.057</text:p>
          </table:table-cell>
          <table:table-cell office:value-type="float" office:value="1562">
            <text:p>156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73.645">
            <text:p>273.645</text:p>
          </table:table-cell>
          <table:table-cell office:value-type="float" office:value="241.418">
            <text:p>241.418</text:p>
          </table:table-cell>
          <table:table-cell office:value-type="float" office:value="731.399">
            <text:p>731.399</text:p>
          </table:table-cell>
          <table:table-cell office:value-type="float" office:value="7681">
            <text:p>7681</text:p>
          </table:table-cell>
          <table:table-cell office:value-type="float" office:value="145.505">
            <text:p>145.505</text:p>
          </table:table-cell>
          <table:table-cell office:value-type="float" office:value="233.543">
            <text:p>233.543</text:p>
          </table:table-cell>
          <table:table-cell office:value-type="float" office:value="267.897">
            <text:p>267.897</text:p>
          </table:table-cell>
          <table:table-cell office:value-type="float" office:value="1399">
            <text:p>139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1.3">
            <text:p>171.3</text:p>
          </table:table-cell>
          <table:table-cell office:value-type="float" office:value="286.86">
            <text:p>286.86</text:p>
          </table:table-cell>
          <table:table-cell office:value-type="float" office:value="783.378">
            <text:p>783.378</text:p>
          </table:table-cell>
          <table:table-cell office:value-type="float" office:value="7957">
            <text:p>7957</text:p>
          </table:table-cell>
          <table:table-cell office:value-type="float" office:value="270.003">
            <text:p>270.003</text:p>
          </table:table-cell>
          <table:table-cell office:value-type="float" office:value="203.245">
            <text:p>203.245</text:p>
          </table:table-cell>
          <table:table-cell office:value-type="float" office:value="358.151">
            <text:p>358.151</text:p>
          </table:table-cell>
          <table:table-cell office:value-type="float" office:value="1969">
            <text:p>196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38.389">
            <text:p>238.389</text:p>
          </table:table-cell>
          <table:table-cell office:value-type="float" office:value="268.463">
            <text:p>268.463</text:p>
          </table:table-cell>
          <table:table-cell office:value-type="float" office:value="769.049">
            <text:p>769.049</text:p>
          </table:table-cell>
          <table:table-cell office:value-type="float" office:value="8613">
            <text:p>8613</text:p>
          </table:table-cell>
          <table:table-cell office:value-type="float" office:value="238.643">
            <text:p>238.643</text:p>
          </table:table-cell>
          <table:table-cell office:value-type="float" office:value="360.306">
            <text:p>360.306</text:p>
          </table:table-cell>
          <table:table-cell office:value-type="float" office:value="148.234">
            <text:p>148.234</text:p>
          </table:table-cell>
          <table:table-cell office:value-type="float" office:value="1514">
            <text:p>151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39.956">
            <text:p>339.956</text:p>
          </table:table-cell>
          <table:table-cell office:value-type="float" office:value="293.739">
            <text:p>293.739</text:p>
          </table:table-cell>
          <table:table-cell office:value-type="float" office:value="1017.87">
            <text:p>1017.87</text:p>
          </table:table-cell>
          <table:table-cell office:value-type="float" office:value="9291">
            <text:p>9291</text:p>
          </table:table-cell>
          <table:table-cell office:value-type="float" office:value="442.954">
            <text:p>442.954</text:p>
          </table:table-cell>
          <table:table-cell office:value-type="float" office:value="287.016">
            <text:p>287.016</text:p>
          </table:table-cell>
          <table:table-cell office:value-type="float" office:value="248.497">
            <text:p>248.497</text:p>
          </table:table-cell>
          <table:table-cell office:value-type="float" office:value="2358">
            <text:p>235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43.814">
            <text:p>343.814</text:p>
          </table:table-cell>
          <table:table-cell office:value-type="float" office:value="319.247">
            <text:p>319.247</text:p>
          </table:table-cell>
          <table:table-cell office:value-type="float" office:value="521.296">
            <text:p>521.296</text:p>
          </table:table-cell>
          <table:table-cell office:value-type="float" office:value="9698">
            <text:p>9698</text:p>
          </table:table-cell>
          <table:table-cell office:value-type="float" office:value="354.677">
            <text:p>354.677</text:p>
          </table:table-cell>
          <table:table-cell office:value-type="float" office:value="319.814">
            <text:p>319.814</text:p>
          </table:table-cell>
          <table:table-cell office:value-type="float" office:value="272.148">
            <text:p>272.148</text:p>
          </table:table-cell>
          <table:table-cell office:value-type="float" office:value="2491">
            <text:p>249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17.095">
            <text:p>317.095</text:p>
          </table:table-cell>
          <table:table-cell office:value-type="float" office:value="336.034">
            <text:p>336.034</text:p>
          </table:table-cell>
          <table:table-cell office:value-type="float" office:value="883.592">
            <text:p>883.592</text:p>
          </table:table-cell>
          <table:table-cell office:value-type="float" office:value="9952">
            <text:p>9952</text:p>
          </table:table-cell>
          <table:table-cell office:value-type="float" office:value="459.253">
            <text:p>459.253</text:p>
          </table:table-cell>
          <table:table-cell office:value-type="float" office:value="319.594">
            <text:p>319.594</text:p>
          </table:table-cell>
          <table:table-cell office:value-type="float" office:value="232.213">
            <text:p>232.213</text:p>
          </table:table-cell>
          <table:table-cell office:value-type="float" office:value="2941">
            <text:p>294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70.3">
            <text:p>370.3</text:p>
          </table:table-cell>
          <table:table-cell office:value-type="float" office:value="505.323">
            <text:p>505.323</text:p>
          </table:table-cell>
          <table:table-cell office:value-type="float" office:value="677.712">
            <text:p>677.712</text:p>
          </table:table-cell>
          <table:table-cell office:value-type="float" office:value="10262">
            <text:p>10262</text:p>
          </table:table-cell>
          <table:table-cell office:value-type="float" office:value="363.289">
            <text:p>363.289</text:p>
          </table:table-cell>
          <table:table-cell office:value-type="float" office:value="396.317">
            <text:p>396.317</text:p>
          </table:table-cell>
          <table:table-cell office:value-type="float" office:value="311.121">
            <text:p>311.121</text:p>
          </table:table-cell>
          <table:table-cell office:value-type="float" office:value="1916">
            <text:p>191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44.562">
            <text:p>344.562</text:p>
          </table:table-cell>
          <table:table-cell office:value-type="float" office:value="412.238">
            <text:p>412.238</text:p>
          </table:table-cell>
          <table:table-cell office:value-type="float" office:value="882.794">
            <text:p>882.794</text:p>
          </table:table-cell>
          <table:table-cell office:value-type="float" office:value="11331">
            <text:p>11331</text:p>
          </table:table-cell>
          <table:table-cell office:value-type="float" office:value="247.92">
            <text:p>247.92</text:p>
          </table:table-cell>
          <table:table-cell office:value-type="float" office:value="391.272">
            <text:p>391.272</text:p>
          </table:table-cell>
          <table:table-cell office:value-type="float" office:value="282.587">
            <text:p>282.587</text:p>
          </table:table-cell>
          <table:table-cell office:value-type="float" office:value="1612">
            <text:p>161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81.25">
            <text:p>281.25</text:p>
          </table:table-cell>
          <table:table-cell office:value-type="float" office:value="390.185">
            <text:p>390.185</text:p>
          </table:table-cell>
          <table:table-cell office:value-type="float" office:value="959.251">
            <text:p>959.251</text:p>
          </table:table-cell>
          <table:table-cell office:value-type="float" office:value="11282">
            <text:p>11282</text:p>
          </table:table-cell>
          <table:table-cell office:value-type="float" office:value="419.205">
            <text:p>419.205</text:p>
          </table:table-cell>
          <table:table-cell office:value-type="float" office:value="405.834">
            <text:p>405.834</text:p>
          </table:table-cell>
          <table:table-cell office:value-type="float" office:value="301.887">
            <text:p>301.887</text:p>
          </table:table-cell>
          <table:table-cell office:value-type="float" office:value="2219">
            <text:p>221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51.106">
            <text:p>451.106</text:p>
          </table:table-cell>
          <table:table-cell office:value-type="float" office:value="314.441">
            <text:p>314.441</text:p>
          </table:table-cell>
          <table:table-cell office:value-type="float" office:value="867.66">
            <text:p>867.66</text:p>
          </table:table-cell>
          <table:table-cell office:value-type="float" office:value="11905">
            <text:p>11905</text:p>
          </table:table-cell>
          <table:table-cell office:value-type="float" office:value="358.005">
            <text:p>358.005</text:p>
          </table:table-cell>
          <table:table-cell office:value-type="float" office:value="319.428">
            <text:p>319.428</text:p>
          </table:table-cell>
          <table:table-cell office:value-type="float" office:value="343.214">
            <text:p>343.214</text:p>
          </table:table-cell>
          <table:table-cell office:value-type="float" office:value="2356">
            <text:p>235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80.086">
            <text:p>380.086</text:p>
          </table:table-cell>
          <table:table-cell office:value-type="float" office:value="422.372">
            <text:p>422.372</text:p>
          </table:table-cell>
          <table:table-cell office:value-type="float" office:value="1216.58">
            <text:p>1216.58</text:p>
          </table:table-cell>
          <table:table-cell office:value-type="float" office:value="12047">
            <text:p>12047</text:p>
          </table:table-cell>
          <table:table-cell office:value-type="float" office:value="337.077">
            <text:p>337.077</text:p>
          </table:table-cell>
          <table:table-cell office:value-type="float" office:value="429.822">
            <text:p>429.822</text:p>
          </table:table-cell>
          <table:table-cell office:value-type="float" office:value="332.627">
            <text:p>332.627</text:p>
          </table:table-cell>
          <table:table-cell office:value-type="float" office:value="1917">
            <text:p>191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14.405">
            <text:p>314.405</text:p>
          </table:table-cell>
          <table:table-cell office:value-type="float" office:value="312.456">
            <text:p>312.456</text:p>
          </table:table-cell>
          <table:table-cell office:value-type="float" office:value="1202.57">
            <text:p>1202.57</text:p>
          </table:table-cell>
          <table:table-cell office:value-type="float" office:value="13063">
            <text:p>13063</text:p>
          </table:table-cell>
          <table:table-cell office:value-type="float" office:value="311.852">
            <text:p>311.852</text:p>
          </table:table-cell>
          <table:table-cell office:value-type="float" office:value="280.219">
            <text:p>280.219</text:p>
          </table:table-cell>
          <table:table-cell office:value-type="float" office:value="344.998">
            <text:p>344.998</text:p>
          </table:table-cell>
          <table:table-cell office:value-type="float" office:value="1868">
            <text:p>186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69.664">
            <text:p>369.664</text:p>
          </table:table-cell>
          <table:table-cell office:value-type="float" office:value="651.86">
            <text:p>651.86</text:p>
          </table:table-cell>
          <table:table-cell office:value-type="float" office:value="868.519">
            <text:p>868.519</text:p>
          </table:table-cell>
          <table:table-cell office:value-type="float" office:value="13357">
            <text:p>13357</text:p>
          </table:table-cell>
          <table:table-cell office:value-type="float" office:value="447.836">
            <text:p>447.836</text:p>
          </table:table-cell>
          <table:table-cell office:value-type="float" office:value="323.218">
            <text:p>323.218</text:p>
          </table:table-cell>
          <table:table-cell office:value-type="float" office:value="382.905">
            <text:p>382.905</text:p>
          </table:table-cell>
          <table:table-cell office:value-type="float" office:value="1933">
            <text:p>193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15.44">
            <text:p>315.44</text:p>
          </table:table-cell>
          <table:table-cell office:value-type="float" office:value="517.324">
            <text:p>517.324</text:p>
          </table:table-cell>
          <table:table-cell office:value-type="float" office:value="1189.31">
            <text:p>1189.31</text:p>
          </table:table-cell>
          <table:table-cell office:value-type="float" office:value="13986">
            <text:p>13986</text:p>
          </table:table-cell>
          <table:table-cell office:value-type="float" office:value="502.856">
            <text:p>502.856</text:p>
          </table:table-cell>
          <table:table-cell office:value-type="float" office:value="434.635">
            <text:p>434.635</text:p>
          </table:table-cell>
          <table:table-cell office:value-type="float" office:value="308.331">
            <text:p>308.331</text:p>
          </table:table-cell>
          <table:table-cell office:value-type="float" office:value="1919">
            <text:p>191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64.943">
            <text:p>464.943</text:p>
          </table:table-cell>
          <table:table-cell office:value-type="float" office:value="515.555">
            <text:p>515.555</text:p>
          </table:table-cell>
          <table:table-cell office:value-type="float" office:value="1596.11">
            <text:p>1596.11</text:p>
          </table:table-cell>
          <table:table-cell office:value-type="float" office:value="14741">
            <text:p>14741</text:p>
          </table:table-cell>
          <table:table-cell office:value-type="float" office:value="355.158">
            <text:p>355.158</text:p>
          </table:table-cell>
          <table:table-cell office:value-type="float" office:value="257.98">
            <text:p>257.98</text:p>
          </table:table-cell>
          <table:table-cell office:value-type="float" office:value="349.533">
            <text:p>349.533</text:p>
          </table:table-cell>
          <table:table-cell office:value-type="float" office:value="1870">
            <text:p>187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75.183">
            <text:p>475.183</text:p>
          </table:table-cell>
          <table:table-cell office:value-type="float" office:value="604.682">
            <text:p>604.682</text:p>
          </table:table-cell>
          <table:table-cell office:value-type="float" office:value="1698.25">
            <text:p>1698.25</text:p>
          </table:table-cell>
          <table:table-cell office:value-type="float" office:value="15132">
            <text:p>15132</text:p>
          </table:table-cell>
          <table:table-cell office:value-type="float" office:value="408.975">
            <text:p>408.975</text:p>
          </table:table-cell>
          <table:table-cell office:value-type="float" office:value="558.946">
            <text:p>558.946</text:p>
          </table:table-cell>
          <table:table-cell office:value-type="float" office:value="347.141">
            <text:p>347.141</text:p>
          </table:table-cell>
          <table:table-cell office:value-type="float" office:value="2324">
            <text:p>232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01.395">
            <text:p>501.395</text:p>
          </table:table-cell>
          <table:table-cell office:value-type="float" office:value="453.162">
            <text:p>453.162</text:p>
          </table:table-cell>
          <table:table-cell office:value-type="float" office:value="981.484">
            <text:p>981.484</text:p>
          </table:table-cell>
          <table:table-cell office:value-type="float" office:value="15218">
            <text:p>15218</text:p>
          </table:table-cell>
          <table:table-cell office:value-type="float" office:value="499.794">
            <text:p>499.794</text:p>
          </table:table-cell>
          <table:table-cell office:value-type="float" office:value="363.437">
            <text:p>363.437</text:p>
          </table:table-cell>
          <table:table-cell office:value-type="float" office:value="233.437">
            <text:p>233.437</text:p>
          </table:table-cell>
          <table:table-cell office:value-type="float" office:value="2768">
            <text:p>276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7.675">
            <text:p>537.675</text:p>
          </table:table-cell>
          <table:table-cell office:value-type="float" office:value="732.638">
            <text:p>732.638</text:p>
          </table:table-cell>
          <table:table-cell office:value-type="float" office:value="1333.73">
            <text:p>1333.73</text:p>
          </table:table-cell>
          <table:table-cell office:value-type="float" office:value="16207">
            <text:p>16207</text:p>
          </table:table-cell>
          <table:table-cell office:value-type="float" office:value="455.523">
            <text:p>455.523</text:p>
          </table:table-cell>
          <table:table-cell office:value-type="float" office:value="426.921">
            <text:p>426.921</text:p>
          </table:table-cell>
          <table:table-cell office:value-type="float" office:value="300.041">
            <text:p>300.041</text:p>
          </table:table-cell>
          <table:table-cell office:value-type="float" office:value="2498">
            <text:p>249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91.466">
            <text:p>591.466</text:p>
          </table:table-cell>
          <table:table-cell office:value-type="float" office:value="405.163">
            <text:p>405.163</text:p>
          </table:table-cell>
          <table:table-cell office:value-type="float" office:value="1387.1">
            <text:p>1387.1</text:p>
          </table:table-cell>
          <table:table-cell office:value-type="float" office:value="16901">
            <text:p>16901</text:p>
          </table:table-cell>
          <table:table-cell office:value-type="float" office:value="520.791">
            <text:p>520.791</text:p>
          </table:table-cell>
          <table:table-cell office:value-type="float" office:value="403.36">
            <text:p>403.36</text:p>
          </table:table-cell>
          <table:table-cell office:value-type="float" office:value="222.747">
            <text:p>222.747</text:p>
          </table:table-cell>
          <table:table-cell office:value-type="float" office:value="2902">
            <text:p>290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52.306">
            <text:p>552.306</text:p>
          </table:table-cell>
          <table:table-cell office:value-type="float" office:value="557.57">
            <text:p>557.57</text:p>
          </table:table-cell>
          <table:table-cell office:value-type="float" office:value="1636.92">
            <text:p>1636.92</text:p>
          </table:table-cell>
          <table:table-cell office:value-type="float" office:value="17453">
            <text:p>17453</text:p>
          </table:table-cell>
          <table:table-cell office:value-type="float" office:value="475.415">
            <text:p>475.415</text:p>
          </table:table-cell>
          <table:table-cell office:value-type="float" office:value="520.31">
            <text:p>520.31</text:p>
          </table:table-cell>
          <table:table-cell office:value-type="float" office:value="258.361">
            <text:p>258.361</text:p>
          </table:table-cell>
          <table:table-cell office:value-type="float" office:value="3758">
            <text:p>375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00.912">
            <text:p>500.912</text:p>
          </table:table-cell>
          <table:table-cell office:value-type="float" office:value="535.659">
            <text:p>535.659</text:p>
          </table:table-cell>
          <table:table-cell office:value-type="float" office:value="2460.11">
            <text:p>2460.11</text:p>
          </table:table-cell>
          <table:table-cell office:value-type="float" office:value="17866">
            <text:p>17866</text:p>
          </table:table-cell>
          <table:table-cell office:value-type="float" office:value="626.87">
            <text:p>626.87</text:p>
          </table:table-cell>
          <table:table-cell office:value-type="float" office:value="606.557">
            <text:p>606.557</text:p>
          </table:table-cell>
          <table:table-cell office:value-type="float" office:value="414.361">
            <text:p>414.361</text:p>
          </table:table-cell>
          <table:table-cell office:value-type="float" office:value="3114">
            <text:p>311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65.482">
            <text:p>465.482</text:p>
          </table:table-cell>
          <table:table-cell office:value-type="float" office:value="551.078">
            <text:p>551.078</text:p>
          </table:table-cell>
          <table:table-cell office:value-type="float" office:value="1973">
            <text:p>1973</text:p>
          </table:table-cell>
          <table:table-cell office:value-type="float" office:value="18970">
            <text:p>18970</text:p>
          </table:table-cell>
          <table:table-cell office:value-type="float" office:value="600.479">
            <text:p>600.479</text:p>
          </table:table-cell>
          <table:table-cell office:value-type="float" office:value="772.638">
            <text:p>772.638</text:p>
          </table:table-cell>
          <table:table-cell office:value-type="float" office:value="545.685">
            <text:p>545.685</text:p>
          </table:table-cell>
          <table:table-cell office:value-type="float" office:value="4184">
            <text:p>418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55.404">
            <text:p>455.404</text:p>
          </table:table-cell>
          <table:table-cell office:value-type="float" office:value="678.198">
            <text:p>678.198</text:p>
          </table:table-cell>
          <table:table-cell office:value-type="float" office:value="1747.4">
            <text:p>1747.4</text:p>
          </table:table-cell>
          <table:table-cell office:value-type="float" office:value="19622">
            <text:p>19622</text:p>
          </table:table-cell>
          <table:table-cell office:value-type="float" office:value="584.099">
            <text:p>584.099</text:p>
          </table:table-cell>
          <table:table-cell office:value-type="float" office:value="501.921">
            <text:p>501.921</text:p>
          </table:table-cell>
          <table:table-cell office:value-type="float" office:value="274.182">
            <text:p>274.182</text:p>
          </table:table-cell>
          <table:table-cell office:value-type="float" office:value="2641">
            <text:p>264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60.942">
            <text:p>760.942</text:p>
          </table:table-cell>
          <table:table-cell office:value-type="float" office:value="373.295">
            <text:p>373.295</text:p>
          </table:table-cell>
          <table:table-cell office:value-type="float" office:value="1583.17">
            <text:p>1583.17</text:p>
          </table:table-cell>
          <table:table-cell office:value-type="float" office:value="20369">
            <text:p>20369</text:p>
          </table:table-cell>
          <table:table-cell office:value-type="float" office:value="733.204">
            <text:p>733.204</text:p>
          </table:table-cell>
          <table:table-cell office:value-type="float" office:value="733.148">
            <text:p>733.148</text:p>
          </table:table-cell>
          <table:table-cell office:value-type="float" office:value="417.501">
            <text:p>417.501</text:p>
          </table:table-cell>
          <table:table-cell office:value-type="float" office:value="3672">
            <text:p>367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05.362">
            <text:p>605.362</text:p>
          </table:table-cell>
          <table:table-cell office:value-type="float" office:value="581.898">
            <text:p>581.898</text:p>
          </table:table-cell>
          <table:table-cell office:value-type="float" office:value="1625.2">
            <text:p>1625.2</text:p>
          </table:table-cell>
          <table:table-cell office:value-type="float" office:value="20911">
            <text:p>20911</text:p>
          </table:table-cell>
          <table:table-cell office:value-type="float" office:value="743.541">
            <text:p>743.541</text:p>
          </table:table-cell>
          <table:table-cell office:value-type="float" office:value="660.558">
            <text:p>660.558</text:p>
          </table:table-cell>
          <table:table-cell office:value-type="float" office:value="385.536">
            <text:p>385.536</text:p>
          </table:table-cell>
          <table:table-cell office:value-type="float" office:value="3490">
            <text:p>349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92.45">
            <text:p>592.45</text:p>
          </table:table-cell>
          <table:table-cell office:value-type="float" office:value="387.766">
            <text:p>387.766</text:p>
          </table:table-cell>
          <table:table-cell office:value-type="float" office:value="1894.17">
            <text:p>1894.17</text:p>
          </table:table-cell>
          <table:table-cell office:value-type="float" office:value="21604">
            <text:p>21604</text:p>
          </table:table-cell>
          <table:table-cell office:value-type="float" office:value="676.16">
            <text:p>676.16</text:p>
          </table:table-cell>
          <table:table-cell office:value-type="float" office:value="808.594">
            <text:p>808.594</text:p>
          </table:table-cell>
          <table:table-cell office:value-type="float" office:value="512.709">
            <text:p>512.709</text:p>
          </table:table-cell>
          <table:table-cell office:value-type="float" office:value="3123">
            <text:p>312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40.91">
            <text:p>540.91</text:p>
          </table:table-cell>
          <table:table-cell office:value-type="float" office:value="631.397">
            <text:p>631.397</text:p>
          </table:table-cell>
          <table:table-cell office:value-type="float" office:value="1770.22">
            <text:p>1770.22</text:p>
          </table:table-cell>
          <table:table-cell office:value-type="float" office:value="22437">
            <text:p>22437</text:p>
          </table:table-cell>
          <table:table-cell office:value-type="float" office:value="816.602">
            <text:p>816.602</text:p>
          </table:table-cell>
          <table:table-cell office:value-type="float" office:value="459.863">
            <text:p>459.863</text:p>
          </table:table-cell>
          <table:table-cell office:value-type="float" office:value="464.137">
            <text:p>464.137</text:p>
          </table:table-cell>
          <table:table-cell office:value-type="float" office:value="2918">
            <text:p>29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24.265">
            <text:p>724.265</text:p>
          </table:table-cell>
          <table:table-cell office:value-type="float" office:value="838.033">
            <text:p>838.033</text:p>
          </table:table-cell>
          <table:table-cell office:value-type="float" office:value="2602.7">
            <text:p>2602.7</text:p>
          </table:table-cell>
          <table:table-cell office:value-type="float" office:value="22747">
            <text:p>22747</text:p>
          </table:table-cell>
          <table:table-cell office:value-type="float" office:value="626.394">
            <text:p>626.394</text:p>
          </table:table-cell>
          <table:table-cell office:value-type="float" office:value="564.34">
            <text:p>564.34</text:p>
          </table:table-cell>
          <table:table-cell office:value-type="float" office:value="274.673">
            <text:p>274.673</text:p>
          </table:table-cell>
          <table:table-cell office:value-type="float" office:value="4085">
            <text:p>408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48.348">
            <text:p>748.348</text:p>
          </table:table-cell>
          <table:table-cell office:value-type="float" office:value="887.362">
            <text:p>887.362</text:p>
          </table:table-cell>
          <table:table-cell office:value-type="float" office:value="2116.43">
            <text:p>2116.43</text:p>
          </table:table-cell>
          <table:table-cell office:value-type="float" office:value="23696">
            <text:p>23696</text:p>
          </table:table-cell>
          <table:table-cell office:value-type="float" office:value="625.435">
            <text:p>625.435</text:p>
          </table:table-cell>
          <table:table-cell office:value-type="float" office:value="707.707">
            <text:p>707.707</text:p>
          </table:table-cell>
          <table:table-cell office:value-type="float" office:value="541.47">
            <text:p>541.47</text:p>
          </table:table-cell>
          <table:table-cell office:value-type="float" office:value="4835">
            <text:p>483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71.751">
            <text:p>771.751</text:p>
          </table:table-cell>
          <table:table-cell office:value-type="float" office:value="873.944">
            <text:p>873.944</text:p>
          </table:table-cell>
          <table:table-cell office:value-type="float" office:value="2387.28">
            <text:p>2387.28</text:p>
          </table:table-cell>
          <table:table-cell office:value-type="float" office:value="24684">
            <text:p>24684</text:p>
          </table:table-cell>
          <table:table-cell office:value-type="float" office:value="560.411">
            <text:p>560.411</text:p>
          </table:table-cell>
          <table:table-cell office:value-type="float" office:value="761.653">
            <text:p>761.653</text:p>
          </table:table-cell>
          <table:table-cell office:value-type="float" office:value="281.648">
            <text:p>281.648</text:p>
          </table:table-cell>
          <table:table-cell office:value-type="float" office:value="3726">
            <text:p>372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50.381">
            <text:p>650.381</text:p>
          </table:table-cell>
          <table:table-cell office:value-type="float" office:value="641.313">
            <text:p>641.313</text:p>
          </table:table-cell>
          <table:table-cell office:value-type="float" office:value="2313.02">
            <text:p>2313.02</text:p>
          </table:table-cell>
          <table:table-cell office:value-type="float" office:value="25584">
            <text:p>25584</text:p>
          </table:table-cell>
          <table:table-cell office:value-type="float" office:value="752.872">
            <text:p>752.872</text:p>
          </table:table-cell>
          <table:table-cell office:value-type="float" office:value="648.439">
            <text:p>648.439</text:p>
          </table:table-cell>
          <table:table-cell office:value-type="float" office:value="788.661">
            <text:p>788.661</text:p>
          </table:table-cell>
          <table:table-cell office:value-type="float" office:value="3812">
            <text:p>381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48.988">
            <text:p>748.988</text:p>
          </table:table-cell>
          <table:table-cell office:value-type="float" office:value="711.096">
            <text:p>711.096</text:p>
          </table:table-cell>
          <table:table-cell office:value-type="float" office:value="2424.82">
            <text:p>2424.82</text:p>
          </table:table-cell>
          <table:table-cell office:value-type="float" office:value="26096">
            <text:p>26096</text:p>
          </table:table-cell>
          <table:table-cell office:value-type="float" office:value="736.705">
            <text:p>736.705</text:p>
          </table:table-cell>
          <table:table-cell office:value-type="float" office:value="364.999">
            <text:p>364.999</text:p>
          </table:table-cell>
          <table:table-cell office:value-type="float" office:value="678.542">
            <text:p>678.542</text:p>
          </table:table-cell>
          <table:table-cell office:value-type="float" office:value="3642">
            <text:p>364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29.102">
            <text:p>729.102</text:p>
          </table:table-cell>
          <table:table-cell office:value-type="float" office:value="675.486">
            <text:p>675.486</text:p>
          </table:table-cell>
          <table:table-cell office:value-type="float" office:value="2714.97">
            <text:p>2714.97</text:p>
          </table:table-cell>
          <table:table-cell office:value-type="float" office:value="26961">
            <text:p>26961</text:p>
          </table:table-cell>
          <table:table-cell office:value-type="float" office:value="768.932">
            <text:p>768.932</text:p>
          </table:table-cell>
          <table:table-cell office:value-type="float" office:value="852.211">
            <text:p>852.211</text:p>
          </table:table-cell>
          <table:table-cell office:value-type="float" office:value="513.027">
            <text:p>513.027</text:p>
          </table:table-cell>
          <table:table-cell office:value-type="float" office:value="5375">
            <text:p>5375</text:p>
          </table:table-cell>
        </table:table-row>
        <table:table-row table:style-name="ro1">
          <table:table-cell/>
          <table:table-cell table:formula="of:=SUM([.B2:.B76])" office:value-type="float" office:value="19561.883">
            <text:p>19561.883</text:p>
          </table:table-cell>
          <table:table-cell table:formula="of:=SUM([.C2:.C76])" office:value-type="float" office:value="20749.139">
            <text:p>20749.139</text:p>
          </table:table-cell>
          <table:table-cell table:formula="of:=SUM([.D2:.D76])" office:value-type="float" office:value="56259.221">
            <text:p>56259.221</text:p>
          </table:table-cell>
          <table:table-cell table:formula="of:=SUM([.E2:.E76])" office:value-type="float" office:value="643062">
            <text:p>643062</text:p>
          </table:table-cell>
          <table:table-cell table:formula="of:=SUM([.F2:.F76])" office:value-type="float" office:value="20245.354">
            <text:p>20245.354</text:p>
          </table:table-cell>
          <table:table-cell table:formula="of:=SUM([.G2:.G76])" office:value-type="float" office:value="19274.418">
            <text:p>19274.418</text:p>
          </table:table-cell>
          <table:table-cell table:formula="of:=SUM([.H2:.H76])" office:value-type="float" office:value="15869.324">
            <text:p>15869.324</text:p>
          </table:table-cell>
          <table:table-cell table:formula="of:=SUM([.I2:.I76])" office:value-type="float" office:value="118597">
            <text:p>118597</text:p>
          </table:table-cell>
        </table:table-row>
      </table:table>
      <table:table table:name="BackOff(100, 100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ThreadCount</text:p>
          </table:table-cell>
          <table:table-cell office:value-type="string">
            <text:p>TASLock</text:p>
          </table:table-cell>
          <table:table-cell office:value-type="string">
            <text:p>TTASLock</text:p>
          </table:table-cell>
          <table:table-cell office:value-type="string">
            <text:p>BackoffLock</text:p>
          </table:table-cell>
          <table:table-cell office:value-type="string">
            <text:p>BackOffCou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182">
            <text:p>2.182</text:p>
          </table:table-cell>
          <table:table-cell office:value-type="float" office:value="0.775">
            <text:p>0.775</text:p>
          </table:table-cell>
          <table:table-cell office:value-type="float" office:value="0.834">
            <text:p>0.834</text:p>
          </table:table-cell>
          <table:table-cell office:value-type="float" office:value="140335412702448">
            <text:p>1403354127024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.503">
            <text:p>5.503</text:p>
          </table:table-cell>
          <table:table-cell office:value-type="float" office:value="1.137">
            <text:p>1.137</text:p>
          </table:table-cell>
          <table:table-cell office:value-type="float" office:value="2.014">
            <text:p>2.01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218">
            <text:p>5.218</text:p>
          </table:table-cell>
          <table:table-cell office:value-type="float" office:value="1.831">
            <text:p>1.831</text:p>
          </table:table-cell>
          <table:table-cell office:value-type="float" office:value="3.088">
            <text:p>3.08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.411">
            <text:p>12.411</text:p>
          </table:table-cell>
          <table:table-cell office:value-type="float" office:value="2.135">
            <text:p>2.135</text:p>
          </table:table-cell>
          <table:table-cell office:value-type="float" office:value="4.163">
            <text:p>4.16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.157">
            <text:p>6.157</text:p>
          </table:table-cell>
          <table:table-cell office:value-type="float" office:value="8.281">
            <text:p>8.281</text:p>
          </table:table-cell>
          <table:table-cell office:value-type="float" office:value="9.556">
            <text:p>9.55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.347">
            <text:p>15.347</text:p>
          </table:table-cell>
          <table:table-cell office:value-type="float" office:value="19.697">
            <text:p>19.697</text:p>
          </table:table-cell>
          <table:table-cell office:value-type="float" office:value="12.979">
            <text:p>12.97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366">
            <text:p>10.366</text:p>
          </table:table-cell>
          <table:table-cell office:value-type="float" office:value="10.533">
            <text:p>10.533</text:p>
          </table:table-cell>
          <table:table-cell office:value-type="float" office:value="15.241">
            <text:p>15.24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.472">
            <text:p>10.472</text:p>
          </table:table-cell>
          <table:table-cell office:value-type="float" office:value="21.75">
            <text:p>21.75</text:p>
          </table:table-cell>
          <table:table-cell office:value-type="float" office:value="39.83">
            <text:p>39.8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.994">
            <text:p>12.994</text:p>
          </table:table-cell>
          <table:table-cell office:value-type="float" office:value="13.368">
            <text:p>13.368</text:p>
          </table:table-cell>
          <table:table-cell office:value-type="float" office:value="13.921">
            <text:p>13.92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.369">
            <text:p>17.369</text:p>
          </table:table-cell>
          <table:table-cell office:value-type="float" office:value="18.62">
            <text:p>18.62</text:p>
          </table:table-cell>
          <table:table-cell office:value-type="float" office:value="21.512">
            <text:p>21.51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1.516">
            <text:p>41.516</text:p>
          </table:table-cell>
          <table:table-cell office:value-type="float" office:value="24.236">
            <text:p>24.236</text:p>
          </table:table-cell>
          <table:table-cell office:value-type="float" office:value="28.826">
            <text:p>28.82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.176">
            <text:p>30.176</text:p>
          </table:table-cell>
          <table:table-cell office:value-type="float" office:value="33.421">
            <text:p>33.421</text:p>
          </table:table-cell>
          <table:table-cell office:value-type="float" office:value="88.86">
            <text:p>88.8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.412">
            <text:p>19.412</text:p>
          </table:table-cell>
          <table:table-cell office:value-type="float" office:value="47.951">
            <text:p>47.951</text:p>
          </table:table-cell>
          <table:table-cell office:value-type="float" office:value="32.452">
            <text:p>32.45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.292">
            <text:p>33.292</text:p>
          </table:table-cell>
          <table:table-cell office:value-type="float" office:value="27.52">
            <text:p>27.52</text:p>
          </table:table-cell>
          <table:table-cell office:value-type="float" office:value="64.402">
            <text:p>64.402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.016">
            <text:p>40.016</text:p>
          </table:table-cell>
          <table:table-cell office:value-type="float" office:value="23.201">
            <text:p>23.201</text:p>
          </table:table-cell>
          <table:table-cell office:value-type="float" office:value="65.637">
            <text:p>65.637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.439">
            <text:p>54.439</text:p>
          </table:table-cell>
          <table:table-cell office:value-type="float" office:value="42.707">
            <text:p>42.707</text:p>
          </table:table-cell>
          <table:table-cell office:value-type="float" office:value="35.695">
            <text:p>35.695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2.062">
            <text:p>42.062</text:p>
          </table:table-cell>
          <table:table-cell office:value-type="float" office:value="64.629">
            <text:p>64.629</text:p>
          </table:table-cell>
          <table:table-cell office:value-type="float" office:value="69.168">
            <text:p>69.168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.893">
            <text:p>56.893</text:p>
          </table:table-cell>
          <table:table-cell office:value-type="float" office:value="26.868">
            <text:p>26.868</text:p>
          </table:table-cell>
          <table:table-cell office:value-type="float" office:value="91.187">
            <text:p>91.187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6.05">
            <text:p>76.05</text:p>
          </table:table-cell>
          <table:table-cell office:value-type="float" office:value="83.791">
            <text:p>83.791</text:p>
          </table:table-cell>
          <table:table-cell office:value-type="float" office:value="105.011">
            <text:p>105.011</text:p>
          </table:table-cell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6.342">
            <text:p>66.342</text:p>
          </table:table-cell>
          <table:table-cell office:value-type="float" office:value="54.489">
            <text:p>54.489</text:p>
          </table:table-cell>
          <table:table-cell office:value-type="float" office:value="80.061">
            <text:p>80.061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1.694">
            <text:p>51.694</text:p>
          </table:table-cell>
          <table:table-cell office:value-type="float" office:value="45.57">
            <text:p>45.57</text:p>
          </table:table-cell>
          <table:table-cell office:value-type="float" office:value="48.892">
            <text:p>48.892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9.799">
            <text:p>89.799</text:p>
          </table:table-cell>
          <table:table-cell office:value-type="float" office:value="97.364">
            <text:p>97.364</text:p>
          </table:table-cell>
          <table:table-cell office:value-type="float" office:value="69.528">
            <text:p>69.528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1.184">
            <text:p>71.184</text:p>
          </table:table-cell>
          <table:table-cell office:value-type="float" office:value="71.242">
            <text:p>71.242</text:p>
          </table:table-cell>
          <table:table-cell office:value-type="float" office:value="153.393">
            <text:p>153.393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9.051">
            <text:p>89.051</text:p>
          </table:table-cell>
          <table:table-cell office:value-type="float" office:value="76.189">
            <text:p>76.189</text:p>
          </table:table-cell>
          <table:table-cell office:value-type="float" office:value="105.5">
            <text:p>105.5</text:p>
          </table:table-cell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9.793">
            <text:p>89.793</text:p>
          </table:table-cell>
          <table:table-cell office:value-type="float" office:value="61.911">
            <text:p>61.911</text:p>
          </table:table-cell>
          <table:table-cell office:value-type="float" office:value="95.011">
            <text:p>95.011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7.125">
            <text:p>87.125</text:p>
          </table:table-cell>
          <table:table-cell office:value-type="float" office:value="101.562">
            <text:p>101.562</text:p>
          </table:table-cell>
          <table:table-cell office:value-type="float" office:value="63.253">
            <text:p>63.253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3.423">
            <text:p>113.423</text:p>
          </table:table-cell>
          <table:table-cell office:value-type="float" office:value="89.964">
            <text:p>89.964</text:p>
          </table:table-cell>
          <table:table-cell office:value-type="float" office:value="97.779">
            <text:p>97.779</text:p>
          </table:table-cell>
          <table:table-cell office:value-type="float" office:value="1065">
            <text:p>106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3.736">
            <text:p>133.736</text:p>
          </table:table-cell>
          <table:table-cell office:value-type="float" office:value="123.989">
            <text:p>123.989</text:p>
          </table:table-cell>
          <table:table-cell office:value-type="float" office:value="100.454">
            <text:p>100.454</text:p>
          </table:table-cell>
          <table:table-cell office:value-type="float" office:value="980">
            <text:p>98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0.08">
            <text:p>120.08</text:p>
          </table:table-cell>
          <table:table-cell office:value-type="float" office:value="76.154">
            <text:p>76.154</text:p>
          </table:table-cell>
          <table:table-cell office:value-type="float" office:value="111.34">
            <text:p>111.34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0.978">
            <text:p>120.978</text:p>
          </table:table-cell>
          <table:table-cell office:value-type="float" office:value="124.126">
            <text:p>124.126</text:p>
          </table:table-cell>
          <table:table-cell office:value-type="float" office:value="91.119">
            <text:p>91.119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9.341">
            <text:p>109.341</text:p>
          </table:table-cell>
          <table:table-cell office:value-type="float" office:value="103.178">
            <text:p>103.178</text:p>
          </table:table-cell>
          <table:table-cell office:value-type="float" office:value="166.434">
            <text:p>166.434</text:p>
          </table:table-cell>
          <table:table-cell office:value-type="float" office:value="920">
            <text:p>92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1.933">
            <text:p>151.933</text:p>
          </table:table-cell>
          <table:table-cell office:value-type="float" office:value="168.037">
            <text:p>168.037</text:p>
          </table:table-cell>
          <table:table-cell office:value-type="float" office:value="153.888">
            <text:p>153.888</text:p>
          </table:table-cell>
          <table:table-cell office:value-type="float" office:value="1185">
            <text:p>118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4.541">
            <text:p>134.541</text:p>
          </table:table-cell>
          <table:table-cell office:value-type="float" office:value="178.348">
            <text:p>178.348</text:p>
          </table:table-cell>
          <table:table-cell office:value-type="float" office:value="78.411">
            <text:p>78.411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70.134">
            <text:p>170.134</text:p>
          </table:table-cell>
          <table:table-cell office:value-type="float" office:value="192.299">
            <text:p>192.299</text:p>
          </table:table-cell>
          <table:table-cell office:value-type="float" office:value="181.434">
            <text:p>181.434</text:p>
          </table:table-cell>
          <table:table-cell office:value-type="float" office:value="970">
            <text:p>97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38.208">
            <text:p>138.208</text:p>
          </table:table-cell>
          <table:table-cell office:value-type="float" office:value="153.927">
            <text:p>153.927</text:p>
          </table:table-cell>
          <table:table-cell office:value-type="float" office:value="150.127">
            <text:p>150.127</text:p>
          </table:table-cell>
          <table:table-cell office:value-type="float" office:value="1105">
            <text:p>110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94.403">
            <text:p>194.403</text:p>
          </table:table-cell>
          <table:table-cell office:value-type="float" office:value="163.915">
            <text:p>163.915</text:p>
          </table:table-cell>
          <table:table-cell office:value-type="float" office:value="178.413">
            <text:p>178.413</text:p>
          </table:table-cell>
          <table:table-cell office:value-type="float" office:value="1438">
            <text:p>143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26.008">
            <text:p>226.008</text:p>
          </table:table-cell>
          <table:table-cell office:value-type="float" office:value="174.652">
            <text:p>174.652</text:p>
          </table:table-cell>
          <table:table-cell office:value-type="float" office:value="242.55">
            <text:p>242.55</text:p>
          </table:table-cell>
          <table:table-cell office:value-type="float" office:value="1589">
            <text:p>158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84.142">
            <text:p>284.142</text:p>
          </table:table-cell>
          <table:table-cell office:value-type="float" office:value="208.933">
            <text:p>208.933</text:p>
          </table:table-cell>
          <table:table-cell office:value-type="float" office:value="133.267">
            <text:p>133.267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45.729">
            <text:p>245.729</text:p>
          </table:table-cell>
          <table:table-cell office:value-type="float" office:value="235.136">
            <text:p>235.136</text:p>
          </table:table-cell>
          <table:table-cell office:value-type="float" office:value="211.559">
            <text:p>211.559</text:p>
          </table:table-cell>
          <table:table-cell office:value-type="float" office:value="1268">
            <text:p>126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7.141">
            <text:p>167.141</text:p>
          </table:table-cell>
          <table:table-cell office:value-type="float" office:value="208.782">
            <text:p>208.782</text:p>
          </table:table-cell>
          <table:table-cell office:value-type="float" office:value="225.946">
            <text:p>225.946</text:p>
          </table:table-cell>
          <table:table-cell office:value-type="float" office:value="1869">
            <text:p>186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33.329">
            <text:p>233.329</text:p>
          </table:table-cell>
          <table:table-cell office:value-type="float" office:value="152.065">
            <text:p>152.065</text:p>
          </table:table-cell>
          <table:table-cell office:value-type="float" office:value="221.33">
            <text:p>221.33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98.93">
            <text:p>198.93</text:p>
          </table:table-cell>
          <table:table-cell office:value-type="float" office:value="262.29">
            <text:p>262.29</text:p>
          </table:table-cell>
          <table:table-cell office:value-type="float" office:value="267.057">
            <text:p>267.057</text:p>
          </table:table-cell>
          <table:table-cell office:value-type="float" office:value="1562">
            <text:p>156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45.505">
            <text:p>145.505</text:p>
          </table:table-cell>
          <table:table-cell office:value-type="float" office:value="233.543">
            <text:p>233.543</text:p>
          </table:table-cell>
          <table:table-cell office:value-type="float" office:value="267.897">
            <text:p>267.897</text:p>
          </table:table-cell>
          <table:table-cell office:value-type="float" office:value="1399">
            <text:p>139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70.003">
            <text:p>270.003</text:p>
          </table:table-cell>
          <table:table-cell office:value-type="float" office:value="203.245">
            <text:p>203.245</text:p>
          </table:table-cell>
          <table:table-cell office:value-type="float" office:value="358.151">
            <text:p>358.151</text:p>
          </table:table-cell>
          <table:table-cell office:value-type="float" office:value="1969">
            <text:p>196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38.643">
            <text:p>238.643</text:p>
          </table:table-cell>
          <table:table-cell office:value-type="float" office:value="360.306">
            <text:p>360.306</text:p>
          </table:table-cell>
          <table:table-cell office:value-type="float" office:value="148.234">
            <text:p>148.234</text:p>
          </table:table-cell>
          <table:table-cell office:value-type="float" office:value="1514">
            <text:p>151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42.954">
            <text:p>442.954</text:p>
          </table:table-cell>
          <table:table-cell office:value-type="float" office:value="287.016">
            <text:p>287.016</text:p>
          </table:table-cell>
          <table:table-cell office:value-type="float" office:value="248.497">
            <text:p>248.497</text:p>
          </table:table-cell>
          <table:table-cell office:value-type="float" office:value="2358">
            <text:p>235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54.677">
            <text:p>354.677</text:p>
          </table:table-cell>
          <table:table-cell office:value-type="float" office:value="319.814">
            <text:p>319.814</text:p>
          </table:table-cell>
          <table:table-cell office:value-type="float" office:value="272.148">
            <text:p>272.148</text:p>
          </table:table-cell>
          <table:table-cell office:value-type="float" office:value="2491">
            <text:p>249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59.253">
            <text:p>459.253</text:p>
          </table:table-cell>
          <table:table-cell office:value-type="float" office:value="319.594">
            <text:p>319.594</text:p>
          </table:table-cell>
          <table:table-cell office:value-type="float" office:value="232.213">
            <text:p>232.213</text:p>
          </table:table-cell>
          <table:table-cell office:value-type="float" office:value="2941">
            <text:p>294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63.289">
            <text:p>363.289</text:p>
          </table:table-cell>
          <table:table-cell office:value-type="float" office:value="396.317">
            <text:p>396.317</text:p>
          </table:table-cell>
          <table:table-cell office:value-type="float" office:value="311.121">
            <text:p>311.121</text:p>
          </table:table-cell>
          <table:table-cell office:value-type="float" office:value="1916">
            <text:p>191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7.92">
            <text:p>247.92</text:p>
          </table:table-cell>
          <table:table-cell office:value-type="float" office:value="391.272">
            <text:p>391.272</text:p>
          </table:table-cell>
          <table:table-cell office:value-type="float" office:value="282.587">
            <text:p>282.587</text:p>
          </table:table-cell>
          <table:table-cell office:value-type="float" office:value="1612">
            <text:p>161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19.205">
            <text:p>419.205</text:p>
          </table:table-cell>
          <table:table-cell office:value-type="float" office:value="405.834">
            <text:p>405.834</text:p>
          </table:table-cell>
          <table:table-cell office:value-type="float" office:value="301.887">
            <text:p>301.887</text:p>
          </table:table-cell>
          <table:table-cell office:value-type="float" office:value="2219">
            <text:p>221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58.005">
            <text:p>358.005</text:p>
          </table:table-cell>
          <table:table-cell office:value-type="float" office:value="319.428">
            <text:p>319.428</text:p>
          </table:table-cell>
          <table:table-cell office:value-type="float" office:value="343.214">
            <text:p>343.214</text:p>
          </table:table-cell>
          <table:table-cell office:value-type="float" office:value="2356">
            <text:p>235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37.077">
            <text:p>337.077</text:p>
          </table:table-cell>
          <table:table-cell office:value-type="float" office:value="429.822">
            <text:p>429.822</text:p>
          </table:table-cell>
          <table:table-cell office:value-type="float" office:value="332.627">
            <text:p>332.627</text:p>
          </table:table-cell>
          <table:table-cell office:value-type="float" office:value="1917">
            <text:p>191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11.852">
            <text:p>311.852</text:p>
          </table:table-cell>
          <table:table-cell office:value-type="float" office:value="280.219">
            <text:p>280.219</text:p>
          </table:table-cell>
          <table:table-cell office:value-type="float" office:value="344.998">
            <text:p>344.998</text:p>
          </table:table-cell>
          <table:table-cell office:value-type="float" office:value="1868">
            <text:p>186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47.836">
            <text:p>447.836</text:p>
          </table:table-cell>
          <table:table-cell office:value-type="float" office:value="323.218">
            <text:p>323.218</text:p>
          </table:table-cell>
          <table:table-cell office:value-type="float" office:value="382.905">
            <text:p>382.905</text:p>
          </table:table-cell>
          <table:table-cell office:value-type="float" office:value="1933">
            <text:p>193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02.856">
            <text:p>502.856</text:p>
          </table:table-cell>
          <table:table-cell office:value-type="float" office:value="434.635">
            <text:p>434.635</text:p>
          </table:table-cell>
          <table:table-cell office:value-type="float" office:value="308.331">
            <text:p>308.331</text:p>
          </table:table-cell>
          <table:table-cell office:value-type="float" office:value="1919">
            <text:p>191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55.158">
            <text:p>355.158</text:p>
          </table:table-cell>
          <table:table-cell office:value-type="float" office:value="257.98">
            <text:p>257.98</text:p>
          </table:table-cell>
          <table:table-cell office:value-type="float" office:value="349.533">
            <text:p>349.533</text:p>
          </table:table-cell>
          <table:table-cell office:value-type="float" office:value="1870">
            <text:p>187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08.975">
            <text:p>408.975</text:p>
          </table:table-cell>
          <table:table-cell office:value-type="float" office:value="558.946">
            <text:p>558.946</text:p>
          </table:table-cell>
          <table:table-cell office:value-type="float" office:value="347.141">
            <text:p>347.141</text:p>
          </table:table-cell>
          <table:table-cell office:value-type="float" office:value="2324">
            <text:p>232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99.794">
            <text:p>499.794</text:p>
          </table:table-cell>
          <table:table-cell office:value-type="float" office:value="363.437">
            <text:p>363.437</text:p>
          </table:table-cell>
          <table:table-cell office:value-type="float" office:value="233.437">
            <text:p>233.437</text:p>
          </table:table-cell>
          <table:table-cell office:value-type="float" office:value="2768">
            <text:p>276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5.523">
            <text:p>455.523</text:p>
          </table:table-cell>
          <table:table-cell office:value-type="float" office:value="426.921">
            <text:p>426.921</text:p>
          </table:table-cell>
          <table:table-cell office:value-type="float" office:value="300.041">
            <text:p>300.041</text:p>
          </table:table-cell>
          <table:table-cell office:value-type="float" office:value="2498">
            <text:p>249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20.791">
            <text:p>520.791</text:p>
          </table:table-cell>
          <table:table-cell office:value-type="float" office:value="403.36">
            <text:p>403.36</text:p>
          </table:table-cell>
          <table:table-cell office:value-type="float" office:value="222.747">
            <text:p>222.747</text:p>
          </table:table-cell>
          <table:table-cell office:value-type="float" office:value="2902">
            <text:p>290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75.415">
            <text:p>475.415</text:p>
          </table:table-cell>
          <table:table-cell office:value-type="float" office:value="520.31">
            <text:p>520.31</text:p>
          </table:table-cell>
          <table:table-cell office:value-type="float" office:value="258.361">
            <text:p>258.361</text:p>
          </table:table-cell>
          <table:table-cell office:value-type="float" office:value="3758">
            <text:p>375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6.87">
            <text:p>626.87</text:p>
          </table:table-cell>
          <table:table-cell office:value-type="float" office:value="606.557">
            <text:p>606.557</text:p>
          </table:table-cell>
          <table:table-cell office:value-type="float" office:value="414.361">
            <text:p>414.361</text:p>
          </table:table-cell>
          <table:table-cell office:value-type="float" office:value="3114">
            <text:p>311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00.479">
            <text:p>600.479</text:p>
          </table:table-cell>
          <table:table-cell office:value-type="float" office:value="772.638">
            <text:p>772.638</text:p>
          </table:table-cell>
          <table:table-cell office:value-type="float" office:value="545.685">
            <text:p>545.685</text:p>
          </table:table-cell>
          <table:table-cell office:value-type="float" office:value="4184">
            <text:p>418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84.099">
            <text:p>584.099</text:p>
          </table:table-cell>
          <table:table-cell office:value-type="float" office:value="501.921">
            <text:p>501.921</text:p>
          </table:table-cell>
          <table:table-cell office:value-type="float" office:value="274.182">
            <text:p>274.182</text:p>
          </table:table-cell>
          <table:table-cell office:value-type="float" office:value="2641">
            <text:p>264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33.204">
            <text:p>733.204</text:p>
          </table:table-cell>
          <table:table-cell office:value-type="float" office:value="733.148">
            <text:p>733.148</text:p>
          </table:table-cell>
          <table:table-cell office:value-type="float" office:value="417.501">
            <text:p>417.501</text:p>
          </table:table-cell>
          <table:table-cell office:value-type="float" office:value="3672">
            <text:p>367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43.541">
            <text:p>743.541</text:p>
          </table:table-cell>
          <table:table-cell office:value-type="float" office:value="660.558">
            <text:p>660.558</text:p>
          </table:table-cell>
          <table:table-cell office:value-type="float" office:value="385.536">
            <text:p>385.536</text:p>
          </table:table-cell>
          <table:table-cell office:value-type="float" office:value="3490">
            <text:p>349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6.16">
            <text:p>676.16</text:p>
          </table:table-cell>
          <table:table-cell office:value-type="float" office:value="808.594">
            <text:p>808.594</text:p>
          </table:table-cell>
          <table:table-cell office:value-type="float" office:value="512.709">
            <text:p>512.709</text:p>
          </table:table-cell>
          <table:table-cell office:value-type="float" office:value="3123">
            <text:p>312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16.602">
            <text:p>816.602</text:p>
          </table:table-cell>
          <table:table-cell office:value-type="float" office:value="459.863">
            <text:p>459.863</text:p>
          </table:table-cell>
          <table:table-cell office:value-type="float" office:value="464.137">
            <text:p>464.137</text:p>
          </table:table-cell>
          <table:table-cell office:value-type="float" office:value="2918">
            <text:p>29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26.394">
            <text:p>626.394</text:p>
          </table:table-cell>
          <table:table-cell office:value-type="float" office:value="564.34">
            <text:p>564.34</text:p>
          </table:table-cell>
          <table:table-cell office:value-type="float" office:value="274.673">
            <text:p>274.673</text:p>
          </table:table-cell>
          <table:table-cell office:value-type="float" office:value="4085">
            <text:p>408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25.435">
            <text:p>625.435</text:p>
          </table:table-cell>
          <table:table-cell office:value-type="float" office:value="707.707">
            <text:p>707.707</text:p>
          </table:table-cell>
          <table:table-cell office:value-type="float" office:value="541.47">
            <text:p>541.47</text:p>
          </table:table-cell>
          <table:table-cell office:value-type="float" office:value="4835">
            <text:p>483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60.411">
            <text:p>560.411</text:p>
          </table:table-cell>
          <table:table-cell office:value-type="float" office:value="761.653">
            <text:p>761.653</text:p>
          </table:table-cell>
          <table:table-cell office:value-type="float" office:value="281.648">
            <text:p>281.648</text:p>
          </table:table-cell>
          <table:table-cell office:value-type="float" office:value="3726">
            <text:p>372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52.872">
            <text:p>752.872</text:p>
          </table:table-cell>
          <table:table-cell office:value-type="float" office:value="648.439">
            <text:p>648.439</text:p>
          </table:table-cell>
          <table:table-cell office:value-type="float" office:value="788.661">
            <text:p>788.661</text:p>
          </table:table-cell>
          <table:table-cell office:value-type="float" office:value="3812">
            <text:p>381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6.705">
            <text:p>736.705</text:p>
          </table:table-cell>
          <table:table-cell office:value-type="float" office:value="364.999">
            <text:p>364.999</text:p>
          </table:table-cell>
          <table:table-cell office:value-type="float" office:value="678.542">
            <text:p>678.542</text:p>
          </table:table-cell>
          <table:table-cell office:value-type="float" office:value="3642">
            <text:p>364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68.932">
            <text:p>768.932</text:p>
          </table:table-cell>
          <table:table-cell office:value-type="float" office:value="852.211">
            <text:p>852.211</text:p>
          </table:table-cell>
          <table:table-cell office:value-type="float" office:value="513.027">
            <text:p>513.027</text:p>
          </table:table-cell>
          <table:table-cell office:value-type="float" office:value="5375">
            <text:p>5375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hreadCount</text:p>
          </table:table-cell>
          <table:table-cell office:value-type="string">
            <text:p>TASLock</text:p>
          </table:table-cell>
          <table:table-cell office:value-type="string">
            <text:p>TTASLock</text:p>
          </table:table-cell>
          <table:table-cell office:value-type="string">
            <text:p>BackoffLock(10,100)</text:p>
          </table:table-cell>
          <table:table-cell office:value-type="string">
            <text:p>BackOffCount (10,100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196">
            <text:p>2.196</text:p>
          </table:table-cell>
          <table:table-cell office:value-type="float" office:value="0.771">
            <text:p>0.771</text:p>
          </table:table-cell>
          <table:table-cell office:value-type="float" office:value="0.965">
            <text:p>0.9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871">
            <text:p>6.871</text:p>
          </table:table-cell>
          <table:table-cell office:value-type="float" office:value="1.11">
            <text:p>1.11</text:p>
          </table:table-cell>
          <table:table-cell office:value-type="float" office:value="2.328">
            <text:p>2.32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444">
            <text:p>4.444</text:p>
          </table:table-cell>
          <table:table-cell office:value-type="float" office:value="4.15">
            <text:p>4.15</text:p>
          </table:table-cell>
          <table:table-cell office:value-type="float" office:value="3.513">
            <text:p>3.51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738">
            <text:p>7.738</text:p>
          </table:table-cell>
          <table:table-cell office:value-type="float" office:value="6.125">
            <text:p>6.125</text:p>
          </table:table-cell>
          <table:table-cell office:value-type="float" office:value="5.59">
            <text:p>5.5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709">
            <text:p>7.709</text:p>
          </table:table-cell>
          <table:table-cell office:value-type="float" office:value="7.134">
            <text:p>7.134</text:p>
          </table:table-cell>
          <table:table-cell office:value-type="float" office:value="8.4">
            <text:p>8.4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614">
            <text:p>8.614</text:p>
          </table:table-cell>
          <table:table-cell office:value-type="float" office:value="18.18">
            <text:p>18.18</text:p>
          </table:table-cell>
          <table:table-cell office:value-type="float" office:value="12.646">
            <text:p>12.646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02">
            <text:p>10.02</text:p>
          </table:table-cell>
          <table:table-cell office:value-type="float" office:value="22.788">
            <text:p>22.788</text:p>
          </table:table-cell>
          <table:table-cell office:value-type="float" office:value="24.539">
            <text:p>24.539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.602">
            <text:p>15.602</text:p>
          </table:table-cell>
          <table:table-cell office:value-type="float" office:value="21.601">
            <text:p>21.601</text:p>
          </table:table-cell>
          <table:table-cell office:value-type="float" office:value="46.932">
            <text:p>46.932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.621">
            <text:p>13.621</text:p>
          </table:table-cell>
          <table:table-cell office:value-type="float" office:value="12.617">
            <text:p>12.617</text:p>
          </table:table-cell>
          <table:table-cell office:value-type="float" office:value="27.502">
            <text:p>27.502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.381">
            <text:p>22.381</text:p>
          </table:table-cell>
          <table:table-cell office:value-type="float" office:value="24.829">
            <text:p>24.829</text:p>
          </table:table-cell>
          <table:table-cell office:value-type="float" office:value="30.778">
            <text:p>30.778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.467">
            <text:p>16.467</text:p>
          </table:table-cell>
          <table:table-cell office:value-type="float" office:value="19.546">
            <text:p>19.546</text:p>
          </table:table-cell>
          <table:table-cell office:value-type="float" office:value="10.686">
            <text:p>10.686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.067">
            <text:p>30.067</text:p>
          </table:table-cell>
          <table:table-cell office:value-type="float" office:value="43.144">
            <text:p>43.144</text:p>
          </table:table-cell>
          <table:table-cell office:value-type="float" office:value="53.842">
            <text:p>53.842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.673">
            <text:p>31.673</text:p>
          </table:table-cell>
          <table:table-cell office:value-type="float" office:value="21.313">
            <text:p>21.313</text:p>
          </table:table-cell>
          <table:table-cell office:value-type="float" office:value="68.092">
            <text:p>68.092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.047">
            <text:p>32.047</text:p>
          </table:table-cell>
          <table:table-cell office:value-type="float" office:value="51.938">
            <text:p>51.938</text:p>
          </table:table-cell>
          <table:table-cell office:value-type="float" office:value="59.631">
            <text:p>59.631</text:p>
          </table:table-cell>
          <table:table-cell office:value-type="float" office:value="759">
            <text:p>75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.658">
            <text:p>40.658</text:p>
          </table:table-cell>
          <table:table-cell office:value-type="float" office:value="38.513">
            <text:p>38.513</text:p>
          </table:table-cell>
          <table:table-cell office:value-type="float" office:value="75.877">
            <text:p>75.877</text:p>
          </table:table-cell>
          <table:table-cell office:value-type="float" office:value="807">
            <text:p>80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8.581">
            <text:p>38.581</text:p>
          </table:table-cell>
          <table:table-cell office:value-type="float" office:value="27.592">
            <text:p>27.592</text:p>
          </table:table-cell>
          <table:table-cell office:value-type="float" office:value="71.932">
            <text:p>71.932</text:p>
          </table:table-cell>
          <table:table-cell office:value-type="float" office:value="1167">
            <text:p>116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.323">
            <text:p>40.323</text:p>
          </table:table-cell>
          <table:table-cell office:value-type="float" office:value="26.405">
            <text:p>26.405</text:p>
          </table:table-cell>
          <table:table-cell office:value-type="float" office:value="111.566">
            <text:p>111.566</text:p>
          </table:table-cell>
          <table:table-cell office:value-type="float" office:value="1096">
            <text:p>109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.972">
            <text:p>55.972</text:p>
          </table:table-cell>
          <table:table-cell office:value-type="float" office:value="66.969">
            <text:p>66.969</text:p>
          </table:table-cell>
          <table:table-cell office:value-type="float" office:value="72.923">
            <text:p>72.923</text:p>
          </table:table-cell>
          <table:table-cell office:value-type="float" office:value="1308">
            <text:p>130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8.388">
            <text:p>48.388</text:p>
          </table:table-cell>
          <table:table-cell office:value-type="float" office:value="58.464">
            <text:p>58.464</text:p>
          </table:table-cell>
          <table:table-cell office:value-type="float" office:value="110.057">
            <text:p>110.057</text:p>
          </table:table-cell>
          <table:table-cell office:value-type="float" office:value="1371">
            <text:p>137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1.075">
            <text:p>51.075</text:p>
          </table:table-cell>
          <table:table-cell office:value-type="float" office:value="80.025">
            <text:p>80.025</text:p>
          </table:table-cell>
          <table:table-cell office:value-type="float" office:value="138.687">
            <text:p>138.687</text:p>
          </table:table-cell>
          <table:table-cell office:value-type="float" office:value="1593">
            <text:p>159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1.538">
            <text:p>91.538</text:p>
          </table:table-cell>
          <table:table-cell office:value-type="float" office:value="33.424">
            <text:p>33.424</text:p>
          </table:table-cell>
          <table:table-cell office:value-type="float" office:value="135.572">
            <text:p>135.572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0.735">
            <text:p>60.735</text:p>
          </table:table-cell>
          <table:table-cell office:value-type="float" office:value="59.508">
            <text:p>59.508</text:p>
          </table:table-cell>
          <table:table-cell office:value-type="float" office:value="131.508">
            <text:p>131.508</text:p>
          </table:table-cell>
          <table:table-cell office:value-type="float" office:value="2135">
            <text:p>213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.925">
            <text:p>45.925</text:p>
          </table:table-cell>
          <table:table-cell office:value-type="float" office:value="46.831">
            <text:p>46.831</text:p>
          </table:table-cell>
          <table:table-cell office:value-type="float" office:value="243.603">
            <text:p>243.603</text:p>
          </table:table-cell>
          <table:table-cell office:value-type="float" office:value="2039">
            <text:p>203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3.149">
            <text:p>103.149</text:p>
          </table:table-cell>
          <table:table-cell office:value-type="float" office:value="100.213">
            <text:p>100.213</text:p>
          </table:table-cell>
          <table:table-cell office:value-type="float" office:value="148.715">
            <text:p>148.715</text:p>
          </table:table-cell>
          <table:table-cell office:value-type="float" office:value="2515">
            <text:p>251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3.447">
            <text:p>93.447</text:p>
          </table:table-cell>
          <table:table-cell office:value-type="float" office:value="94.162">
            <text:p>94.162</text:p>
          </table:table-cell>
          <table:table-cell office:value-type="float" office:value="174.621">
            <text:p>174.621</text:p>
          </table:table-cell>
          <table:table-cell office:value-type="float" office:value="2402">
            <text:p>240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6.959">
            <text:p>66.959</text:p>
          </table:table-cell>
          <table:table-cell office:value-type="float" office:value="96.58">
            <text:p>96.58</text:p>
          </table:table-cell>
          <table:table-cell office:value-type="float" office:value="187.367">
            <text:p>187.367</text:p>
          </table:table-cell>
          <table:table-cell office:value-type="float" office:value="2788">
            <text:p>278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4.923">
            <text:p>104.923</text:p>
          </table:table-cell>
          <table:table-cell office:value-type="float" office:value="86.181">
            <text:p>86.181</text:p>
          </table:table-cell>
          <table:table-cell office:value-type="float" office:value="250.263">
            <text:p>250.263</text:p>
          </table:table-cell>
          <table:table-cell office:value-type="float" office:value="3045">
            <text:p>304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8.483">
            <text:p>98.483</text:p>
          </table:table-cell>
          <table:table-cell office:value-type="float" office:value="115.471">
            <text:p>115.471</text:p>
          </table:table-cell>
          <table:table-cell office:value-type="float" office:value="178.816">
            <text:p>178.816</text:p>
          </table:table-cell>
          <table:table-cell office:value-type="float" office:value="3509">
            <text:p>350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0.176">
            <text:p>100.176</text:p>
          </table:table-cell>
          <table:table-cell office:value-type="float" office:value="104.382">
            <text:p>104.382</text:p>
          </table:table-cell>
          <table:table-cell office:value-type="float" office:value="156.84">
            <text:p>156.84</text:p>
          </table:table-cell>
          <table:table-cell office:value-type="float" office:value="3674">
            <text:p>367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4.353">
            <text:p>174.353</text:p>
          </table:table-cell>
          <table:table-cell office:value-type="float" office:value="177.448">
            <text:p>177.448</text:p>
          </table:table-cell>
          <table:table-cell office:value-type="float" office:value="383.878">
            <text:p>383.878</text:p>
          </table:table-cell>
          <table:table-cell office:value-type="float" office:value="3754">
            <text:p>375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2.949">
            <text:p>102.949</text:p>
          </table:table-cell>
          <table:table-cell office:value-type="float" office:value="147.718">
            <text:p>147.718</text:p>
          </table:table-cell>
          <table:table-cell office:value-type="float" office:value="191.03">
            <text:p>191.03</text:p>
          </table:table-cell>
          <table:table-cell office:value-type="float" office:value="3889">
            <text:p>388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3.231">
            <text:p>103.231</text:p>
          </table:table-cell>
          <table:table-cell office:value-type="float" office:value="200.601">
            <text:p>200.601</text:p>
          </table:table-cell>
          <table:table-cell office:value-type="float" office:value="321.757">
            <text:p>321.757</text:p>
          </table:table-cell>
          <table:table-cell office:value-type="float" office:value="4054">
            <text:p>405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50.123">
            <text:p>150.123</text:p>
          </table:table-cell>
          <table:table-cell office:value-type="float" office:value="178.699">
            <text:p>178.699</text:p>
          </table:table-cell>
          <table:table-cell office:value-type="float" office:value="404.919">
            <text:p>404.919</text:p>
          </table:table-cell>
          <table:table-cell office:value-type="float" office:value="4533">
            <text:p>453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4.406">
            <text:p>164.406</text:p>
          </table:table-cell>
          <table:table-cell office:value-type="float" office:value="135.66">
            <text:p>135.66</text:p>
          </table:table-cell>
          <table:table-cell office:value-type="float" office:value="414.38">
            <text:p>414.38</text:p>
          </table:table-cell>
          <table:table-cell office:value-type="float" office:value="4714">
            <text:p>471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0.889">
            <text:p>160.889</text:p>
          </table:table-cell>
          <table:table-cell office:value-type="float" office:value="170.416">
            <text:p>170.416</text:p>
          </table:table-cell>
          <table:table-cell office:value-type="float" office:value="344.203">
            <text:p>344.203</text:p>
          </table:table-cell>
          <table:table-cell office:value-type="float" office:value="5087">
            <text:p>508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1.216">
            <text:p>161.216</text:p>
          </table:table-cell>
          <table:table-cell office:value-type="float" office:value="165.781">
            <text:p>165.781</text:p>
          </table:table-cell>
          <table:table-cell office:value-type="float" office:value="297.306">
            <text:p>297.306</text:p>
          </table:table-cell>
          <table:table-cell office:value-type="float" office:value="5362">
            <text:p>536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74.733">
            <text:p>174.733</text:p>
          </table:table-cell>
          <table:table-cell office:value-type="float" office:value="261.211">
            <text:p>261.211</text:p>
          </table:table-cell>
          <table:table-cell office:value-type="float" office:value="485.284">
            <text:p>485.284</text:p>
          </table:table-cell>
          <table:table-cell office:value-type="float" office:value="5486">
            <text:p>548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65.885">
            <text:p>265.885</text:p>
          </table:table-cell>
          <table:table-cell office:value-type="float" office:value="170.702">
            <text:p>170.702</text:p>
          </table:table-cell>
          <table:table-cell office:value-type="float" office:value="189.655">
            <text:p>189.655</text:p>
          </table:table-cell>
          <table:table-cell office:value-type="float" office:value="5721">
            <text:p>572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2.524">
            <text:p>142.524</text:p>
          </table:table-cell>
          <table:table-cell office:value-type="float" office:value="258.547">
            <text:p>258.547</text:p>
          </table:table-cell>
          <table:table-cell office:value-type="float" office:value="563.687">
            <text:p>563.687</text:p>
          </table:table-cell>
          <table:table-cell office:value-type="float" office:value="6303">
            <text:p>630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96.018">
            <text:p>296.018</text:p>
          </table:table-cell>
          <table:table-cell office:value-type="float" office:value="192.181">
            <text:p>192.181</text:p>
          </table:table-cell>
          <table:table-cell office:value-type="float" office:value="409.614">
            <text:p>409.614</text:p>
          </table:table-cell>
          <table:table-cell office:value-type="float" office:value="6618">
            <text:p>661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31.547">
            <text:p>231.547</text:p>
          </table:table-cell>
          <table:table-cell office:value-type="float" office:value="273.4">
            <text:p>273.4</text:p>
          </table:table-cell>
          <table:table-cell office:value-type="float" office:value="317.141">
            <text:p>317.141</text:p>
          </table:table-cell>
          <table:table-cell office:value-type="float" office:value="7135">
            <text:p>713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55.95">
            <text:p>255.95</text:p>
          </table:table-cell>
          <table:table-cell office:value-type="float" office:value="219.554">
            <text:p>219.554</text:p>
          </table:table-cell>
          <table:table-cell office:value-type="float" office:value="575.512">
            <text:p>575.512</text:p>
          </table:table-cell>
          <table:table-cell office:value-type="float" office:value="7755">
            <text:p>775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73.645">
            <text:p>273.645</text:p>
          </table:table-cell>
          <table:table-cell office:value-type="float" office:value="241.418">
            <text:p>241.418</text:p>
          </table:table-cell>
          <table:table-cell office:value-type="float" office:value="731.399">
            <text:p>731.399</text:p>
          </table:table-cell>
          <table:table-cell office:value-type="float" office:value="7681">
            <text:p>768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1.3">
            <text:p>171.3</text:p>
          </table:table-cell>
          <table:table-cell office:value-type="float" office:value="286.86">
            <text:p>286.86</text:p>
          </table:table-cell>
          <table:table-cell office:value-type="float" office:value="783.378">
            <text:p>783.378</text:p>
          </table:table-cell>
          <table:table-cell office:value-type="float" office:value="7957">
            <text:p>795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38.389">
            <text:p>238.389</text:p>
          </table:table-cell>
          <table:table-cell office:value-type="float" office:value="268.463">
            <text:p>268.463</text:p>
          </table:table-cell>
          <table:table-cell office:value-type="float" office:value="769.049">
            <text:p>769.049</text:p>
          </table:table-cell>
          <table:table-cell office:value-type="float" office:value="8613">
            <text:p>861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39.956">
            <text:p>339.956</text:p>
          </table:table-cell>
          <table:table-cell office:value-type="float" office:value="293.739">
            <text:p>293.739</text:p>
          </table:table-cell>
          <table:table-cell office:value-type="float" office:value="1017.87">
            <text:p>1017.87</text:p>
          </table:table-cell>
          <table:table-cell office:value-type="float" office:value="9291">
            <text:p>929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43.814">
            <text:p>343.814</text:p>
          </table:table-cell>
          <table:table-cell office:value-type="float" office:value="319.247">
            <text:p>319.247</text:p>
          </table:table-cell>
          <table:table-cell office:value-type="float" office:value="521.296">
            <text:p>521.296</text:p>
          </table:table-cell>
          <table:table-cell office:value-type="float" office:value="9698">
            <text:p>969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17.095">
            <text:p>317.095</text:p>
          </table:table-cell>
          <table:table-cell office:value-type="float" office:value="336.034">
            <text:p>336.034</text:p>
          </table:table-cell>
          <table:table-cell office:value-type="float" office:value="883.592">
            <text:p>883.592</text:p>
          </table:table-cell>
          <table:table-cell office:value-type="float" office:value="9952">
            <text:p>995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70.3">
            <text:p>370.3</text:p>
          </table:table-cell>
          <table:table-cell office:value-type="float" office:value="505.323">
            <text:p>505.323</text:p>
          </table:table-cell>
          <table:table-cell office:value-type="float" office:value="677.712">
            <text:p>677.712</text:p>
          </table:table-cell>
          <table:table-cell office:value-type="float" office:value="10262">
            <text:p>1026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44.562">
            <text:p>344.562</text:p>
          </table:table-cell>
          <table:table-cell office:value-type="float" office:value="412.238">
            <text:p>412.238</text:p>
          </table:table-cell>
          <table:table-cell office:value-type="float" office:value="882.794">
            <text:p>882.794</text:p>
          </table:table-cell>
          <table:table-cell office:value-type="float" office:value="11331">
            <text:p>1133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81.25">
            <text:p>281.25</text:p>
          </table:table-cell>
          <table:table-cell office:value-type="float" office:value="390.185">
            <text:p>390.185</text:p>
          </table:table-cell>
          <table:table-cell office:value-type="float" office:value="959.251">
            <text:p>959.251</text:p>
          </table:table-cell>
          <table:table-cell office:value-type="float" office:value="11282">
            <text:p>1128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51.106">
            <text:p>451.106</text:p>
          </table:table-cell>
          <table:table-cell office:value-type="float" office:value="314.441">
            <text:p>314.441</text:p>
          </table:table-cell>
          <table:table-cell office:value-type="float" office:value="867.66">
            <text:p>867.66</text:p>
          </table:table-cell>
          <table:table-cell office:value-type="float" office:value="11905">
            <text:p>1190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80.086">
            <text:p>380.086</text:p>
          </table:table-cell>
          <table:table-cell office:value-type="float" office:value="422.372">
            <text:p>422.372</text:p>
          </table:table-cell>
          <table:table-cell office:value-type="float" office:value="1216.58">
            <text:p>1216.58</text:p>
          </table:table-cell>
          <table:table-cell office:value-type="float" office:value="12047">
            <text:p>1204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14.405">
            <text:p>314.405</text:p>
          </table:table-cell>
          <table:table-cell office:value-type="float" office:value="312.456">
            <text:p>312.456</text:p>
          </table:table-cell>
          <table:table-cell office:value-type="float" office:value="1202.57">
            <text:p>1202.57</text:p>
          </table:table-cell>
          <table:table-cell office:value-type="float" office:value="13063">
            <text:p>1306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69.664">
            <text:p>369.664</text:p>
          </table:table-cell>
          <table:table-cell office:value-type="float" office:value="651.86">
            <text:p>651.86</text:p>
          </table:table-cell>
          <table:table-cell office:value-type="float" office:value="868.519">
            <text:p>868.519</text:p>
          </table:table-cell>
          <table:table-cell office:value-type="float" office:value="13357">
            <text:p>1335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15.44">
            <text:p>315.44</text:p>
          </table:table-cell>
          <table:table-cell office:value-type="float" office:value="517.324">
            <text:p>517.324</text:p>
          </table:table-cell>
          <table:table-cell office:value-type="float" office:value="1189.31">
            <text:p>1189.31</text:p>
          </table:table-cell>
          <table:table-cell office:value-type="float" office:value="13986">
            <text:p>1398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64.943">
            <text:p>464.943</text:p>
          </table:table-cell>
          <table:table-cell office:value-type="float" office:value="515.555">
            <text:p>515.555</text:p>
          </table:table-cell>
          <table:table-cell office:value-type="float" office:value="1596.11">
            <text:p>1596.11</text:p>
          </table:table-cell>
          <table:table-cell office:value-type="float" office:value="14741">
            <text:p>1474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75.183">
            <text:p>475.183</text:p>
          </table:table-cell>
          <table:table-cell office:value-type="float" office:value="604.682">
            <text:p>604.682</text:p>
          </table:table-cell>
          <table:table-cell office:value-type="float" office:value="1698.25">
            <text:p>1698.25</text:p>
          </table:table-cell>
          <table:table-cell office:value-type="float" office:value="15132">
            <text:p>1513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01.395">
            <text:p>501.395</text:p>
          </table:table-cell>
          <table:table-cell office:value-type="float" office:value="453.162">
            <text:p>453.162</text:p>
          </table:table-cell>
          <table:table-cell office:value-type="float" office:value="981.484">
            <text:p>981.484</text:p>
          </table:table-cell>
          <table:table-cell office:value-type="float" office:value="15218">
            <text:p>1521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7.675">
            <text:p>537.675</text:p>
          </table:table-cell>
          <table:table-cell office:value-type="float" office:value="732.638">
            <text:p>732.638</text:p>
          </table:table-cell>
          <table:table-cell office:value-type="float" office:value="1333.73">
            <text:p>1333.73</text:p>
          </table:table-cell>
          <table:table-cell office:value-type="float" office:value="16207">
            <text:p>1620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91.466">
            <text:p>591.466</text:p>
          </table:table-cell>
          <table:table-cell office:value-type="float" office:value="405.163">
            <text:p>405.163</text:p>
          </table:table-cell>
          <table:table-cell office:value-type="float" office:value="1387.1">
            <text:p>1387.1</text:p>
          </table:table-cell>
          <table:table-cell office:value-type="float" office:value="16901">
            <text:p>1690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52.306">
            <text:p>552.306</text:p>
          </table:table-cell>
          <table:table-cell office:value-type="float" office:value="557.57">
            <text:p>557.57</text:p>
          </table:table-cell>
          <table:table-cell office:value-type="float" office:value="1636.92">
            <text:p>1636.92</text:p>
          </table:table-cell>
          <table:table-cell office:value-type="float" office:value="17453">
            <text:p>1745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00.912">
            <text:p>500.912</text:p>
          </table:table-cell>
          <table:table-cell office:value-type="float" office:value="535.659">
            <text:p>535.659</text:p>
          </table:table-cell>
          <table:table-cell office:value-type="float" office:value="2460.11">
            <text:p>2460.11</text:p>
          </table:table-cell>
          <table:table-cell office:value-type="float" office:value="17866">
            <text:p>1786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65.482">
            <text:p>465.482</text:p>
          </table:table-cell>
          <table:table-cell office:value-type="float" office:value="551.078">
            <text:p>551.078</text:p>
          </table:table-cell>
          <table:table-cell office:value-type="float" office:value="1973">
            <text:p>1973</text:p>
          </table:table-cell>
          <table:table-cell office:value-type="float" office:value="18970">
            <text:p>1897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55.404">
            <text:p>455.404</text:p>
          </table:table-cell>
          <table:table-cell office:value-type="float" office:value="678.198">
            <text:p>678.198</text:p>
          </table:table-cell>
          <table:table-cell office:value-type="float" office:value="1747.4">
            <text:p>1747.4</text:p>
          </table:table-cell>
          <table:table-cell office:value-type="float" office:value="19622">
            <text:p>1962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60.942">
            <text:p>760.942</text:p>
          </table:table-cell>
          <table:table-cell office:value-type="float" office:value="373.295">
            <text:p>373.295</text:p>
          </table:table-cell>
          <table:table-cell office:value-type="float" office:value="1583.17">
            <text:p>1583.17</text:p>
          </table:table-cell>
          <table:table-cell office:value-type="float" office:value="20369">
            <text:p>2036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05.362">
            <text:p>605.362</text:p>
          </table:table-cell>
          <table:table-cell office:value-type="float" office:value="581.898">
            <text:p>581.898</text:p>
          </table:table-cell>
          <table:table-cell office:value-type="float" office:value="1625.2">
            <text:p>1625.2</text:p>
          </table:table-cell>
          <table:table-cell office:value-type="float" office:value="20911">
            <text:p>2091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92.45">
            <text:p>592.45</text:p>
          </table:table-cell>
          <table:table-cell office:value-type="float" office:value="387.766">
            <text:p>387.766</text:p>
          </table:table-cell>
          <table:table-cell office:value-type="float" office:value="1894.17">
            <text:p>1894.17</text:p>
          </table:table-cell>
          <table:table-cell office:value-type="float" office:value="21604">
            <text:p>2160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40.91">
            <text:p>540.91</text:p>
          </table:table-cell>
          <table:table-cell office:value-type="float" office:value="631.397">
            <text:p>631.397</text:p>
          </table:table-cell>
          <table:table-cell office:value-type="float" office:value="1770.22">
            <text:p>1770.22</text:p>
          </table:table-cell>
          <table:table-cell office:value-type="float" office:value="22437">
            <text:p>2243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24.265">
            <text:p>724.265</text:p>
          </table:table-cell>
          <table:table-cell office:value-type="float" office:value="838.033">
            <text:p>838.033</text:p>
          </table:table-cell>
          <table:table-cell office:value-type="float" office:value="2602.7">
            <text:p>2602.7</text:p>
          </table:table-cell>
          <table:table-cell office:value-type="float" office:value="22747">
            <text:p>2274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48.348">
            <text:p>748.348</text:p>
          </table:table-cell>
          <table:table-cell office:value-type="float" office:value="887.362">
            <text:p>887.362</text:p>
          </table:table-cell>
          <table:table-cell office:value-type="float" office:value="2116.43">
            <text:p>2116.43</text:p>
          </table:table-cell>
          <table:table-cell office:value-type="float" office:value="23696">
            <text:p>2369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71.751">
            <text:p>771.751</text:p>
          </table:table-cell>
          <table:table-cell office:value-type="float" office:value="873.944">
            <text:p>873.944</text:p>
          </table:table-cell>
          <table:table-cell office:value-type="float" office:value="2387.28">
            <text:p>2387.28</text:p>
          </table:table-cell>
          <table:table-cell office:value-type="float" office:value="24684">
            <text:p>2468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50.381">
            <text:p>650.381</text:p>
          </table:table-cell>
          <table:table-cell office:value-type="float" office:value="641.313">
            <text:p>641.313</text:p>
          </table:table-cell>
          <table:table-cell office:value-type="float" office:value="2313.02">
            <text:p>2313.02</text:p>
          </table:table-cell>
          <table:table-cell office:value-type="float" office:value="25584">
            <text:p>2558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48.988">
            <text:p>748.988</text:p>
          </table:table-cell>
          <table:table-cell office:value-type="float" office:value="711.096">
            <text:p>711.096</text:p>
          </table:table-cell>
          <table:table-cell office:value-type="float" office:value="2424.82">
            <text:p>2424.82</text:p>
          </table:table-cell>
          <table:table-cell office:value-type="float" office:value="26096">
            <text:p>2609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29.102">
            <text:p>729.102</text:p>
          </table:table-cell>
          <table:table-cell office:value-type="float" office:value="675.486">
            <text:p>675.486</text:p>
          </table:table-cell>
          <table:table-cell office:value-type="float" office:value="2714.97">
            <text:p>2714.97</text:p>
          </table:table-cell>
          <table:table-cell office:value-type="float" office:value="26961">
            <text:p>269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02T18:30:05</dc:date>
    <meta:generator>LibreOffice/3.5$Linux_X86_64 LibreOffice_project/350m1$Build-2</meta:generator>
    <meta:editing-duration>PT8M19S</meta:editing-duration>
    <meta:editing-cycles>9</meta:editing-cycles>
    <meta:document-statistic meta:table-count="3" meta:cell-count="14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'Backoff(10, 100)'.B2:'Backoff(10, 100)'.D76" svg:x="0.77cm" svg:y="0.855cm" svg:width="11.738cm" svg:height="7.545cm">
          <chartooo:coordinate-region svg:x="1.762cm" svg:y="1.054cm" svg:width="10.559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ackoff(10, 100)'.B2:'Backoff(10, 100)'.B76" chart:class="chart:line">
            <chart:data-point chart:repeated="75"/>
          </chart:series>
          <chart:series chart:style-name="ch7" chart:values-cell-range-address="'Backoff(10, 100)'.C2:'Backoff(10, 100)'.C76" chart:class="chart:line">
            <chart:data-point chart:repeated="75"/>
          </chart:series>
          <chart:series chart:style-name="ch8" chart:values-cell-range-address="'Backoff(10, 100)'.D2:'Backoff(10, 100)'.D76" chart:class="chart:line">
            <chart:data-point chart:repeated="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96">
                <text:p>2.196</text:p>
                <draw:g>
                  <svg:desc>'Backoff(10, 100)'.B2:'Backoff(10, 100)'.B76</svg:desc>
                </draw:g>
              </table:table-cell>
              <table:table-cell office:value-type="float" office:value="0.771">
                <text:p>0.771</text:p>
                <draw:g>
                  <svg:desc>'Backoff(10, 100)'.C2:'Backoff(10, 100)'.C76</svg:desc>
                </draw:g>
              </table:table-cell>
              <table:table-cell office:value-type="float" office:value="0.965">
                <text:p>0.965</text:p>
                <draw:g>
                  <svg:desc>'Backoff(10, 100)'.D2:'Backoff(10, 100)'.D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871">
                <text:p>6.871</text:p>
              </table:table-cell>
              <table:table-cell office:value-type="float" office:value="1.11">
                <text:p>1.11</text:p>
              </table:table-cell>
              <table:table-cell office:value-type="float" office:value="2.328">
                <text:p>2.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44">
                <text:p>4.444</text:p>
              </table:table-cell>
              <table:table-cell office:value-type="float" office:value="4.15">
                <text:p>4.15</text:p>
              </table:table-cell>
              <table:table-cell office:value-type="float" office:value="3.513">
                <text:p>3.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738">
                <text:p>7.738</text:p>
              </table:table-cell>
              <table:table-cell office:value-type="float" office:value="6.125">
                <text:p>6.125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709">
                <text:p>7.709</text:p>
              </table:table-cell>
              <table:table-cell office:value-type="float" office:value="7.134">
                <text:p>7.13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614">
                <text:p>8.614</text:p>
              </table:table-cell>
              <table:table-cell office:value-type="float" office:value="18.18">
                <text:p>18.18</text:p>
              </table:table-cell>
              <table:table-cell office:value-type="float" office:value="12.646">
                <text:p>12.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02">
                <text:p>10.02</text:p>
              </table:table-cell>
              <table:table-cell office:value-type="float" office:value="22.788">
                <text:p>22.788</text:p>
              </table:table-cell>
              <table:table-cell office:value-type="float" office:value="24.539">
                <text:p>24.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602">
                <text:p>15.602</text:p>
              </table:table-cell>
              <table:table-cell office:value-type="float" office:value="21.601">
                <text:p>21.601</text:p>
              </table:table-cell>
              <table:table-cell office:value-type="float" office:value="46.932">
                <text:p>46.9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621">
                <text:p>13.621</text:p>
              </table:table-cell>
              <table:table-cell office:value-type="float" office:value="12.617">
                <text:p>12.617</text:p>
              </table:table-cell>
              <table:table-cell office:value-type="float" office:value="27.502">
                <text:p>27.5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381">
                <text:p>22.381</text:p>
              </table:table-cell>
              <table:table-cell office:value-type="float" office:value="24.829">
                <text:p>24.829</text:p>
              </table:table-cell>
              <table:table-cell office:value-type="float" office:value="30.778">
                <text:p>30.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467">
                <text:p>16.467</text:p>
              </table:table-cell>
              <table:table-cell office:value-type="float" office:value="19.546">
                <text:p>19.546</text:p>
              </table:table-cell>
              <table:table-cell office:value-type="float" office:value="10.686">
                <text:p>10.6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067">
                <text:p>30.067</text:p>
              </table:table-cell>
              <table:table-cell office:value-type="float" office:value="43.144">
                <text:p>43.144</text:p>
              </table:table-cell>
              <table:table-cell office:value-type="float" office:value="53.842">
                <text:p>53.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.673">
                <text:p>31.673</text:p>
              </table:table-cell>
              <table:table-cell office:value-type="float" office:value="21.313">
                <text:p>21.313</text:p>
              </table:table-cell>
              <table:table-cell office:value-type="float" office:value="68.092">
                <text:p>68.0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047">
                <text:p>32.047</text:p>
              </table:table-cell>
              <table:table-cell office:value-type="float" office:value="51.938">
                <text:p>51.938</text:p>
              </table:table-cell>
              <table:table-cell office:value-type="float" office:value="59.631">
                <text:p>59.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658">
                <text:p>40.658</text:p>
              </table:table-cell>
              <table:table-cell office:value-type="float" office:value="38.513">
                <text:p>38.513</text:p>
              </table:table-cell>
              <table:table-cell office:value-type="float" office:value="75.877">
                <text:p>75.8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581">
                <text:p>38.581</text:p>
              </table:table-cell>
              <table:table-cell office:value-type="float" office:value="27.592">
                <text:p>27.592</text:p>
              </table:table-cell>
              <table:table-cell office:value-type="float" office:value="71.932">
                <text:p>71.9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.323">
                <text:p>40.323</text:p>
              </table:table-cell>
              <table:table-cell office:value-type="float" office:value="26.405">
                <text:p>26.405</text:p>
              </table:table-cell>
              <table:table-cell office:value-type="float" office:value="111.566">
                <text:p>111.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.972">
                <text:p>55.972</text:p>
              </table:table-cell>
              <table:table-cell office:value-type="float" office:value="66.969">
                <text:p>66.969</text:p>
              </table:table-cell>
              <table:table-cell office:value-type="float" office:value="72.923">
                <text:p>72.9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.388">
                <text:p>48.388</text:p>
              </table:table-cell>
              <table:table-cell office:value-type="float" office:value="58.464">
                <text:p>58.464</text:p>
              </table:table-cell>
              <table:table-cell office:value-type="float" office:value="110.057">
                <text:p>110.0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075">
                <text:p>51.075</text:p>
              </table:table-cell>
              <table:table-cell office:value-type="float" office:value="80.025">
                <text:p>80.025</text:p>
              </table:table-cell>
              <table:table-cell office:value-type="float" office:value="138.687">
                <text:p>138.6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1.538">
                <text:p>91.538</text:p>
              </table:table-cell>
              <table:table-cell office:value-type="float" office:value="33.424">
                <text:p>33.424</text:p>
              </table:table-cell>
              <table:table-cell office:value-type="float" office:value="135.572">
                <text:p>135.5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735">
                <text:p>60.735</text:p>
              </table:table-cell>
              <table:table-cell office:value-type="float" office:value="59.508">
                <text:p>59.508</text:p>
              </table:table-cell>
              <table:table-cell office:value-type="float" office:value="131.508">
                <text:p>131.5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.925">
                <text:p>45.925</text:p>
              </table:table-cell>
              <table:table-cell office:value-type="float" office:value="46.831">
                <text:p>46.831</text:p>
              </table:table-cell>
              <table:table-cell office:value-type="float" office:value="243.603">
                <text:p>243.6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.149">
                <text:p>103.149</text:p>
              </table:table-cell>
              <table:table-cell office:value-type="float" office:value="100.213">
                <text:p>100.213</text:p>
              </table:table-cell>
              <table:table-cell office:value-type="float" office:value="148.715">
                <text:p>148.7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.447">
                <text:p>93.447</text:p>
              </table:table-cell>
              <table:table-cell office:value-type="float" office:value="94.162">
                <text:p>94.162</text:p>
              </table:table-cell>
              <table:table-cell office:value-type="float" office:value="174.621">
                <text:p>174.6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959">
                <text:p>66.959</text:p>
              </table:table-cell>
              <table:table-cell office:value-type="float" office:value="96.58">
                <text:p>96.58</text:p>
              </table:table-cell>
              <table:table-cell office:value-type="float" office:value="187.367">
                <text:p>187.3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.923">
                <text:p>104.923</text:p>
              </table:table-cell>
              <table:table-cell office:value-type="float" office:value="86.181">
                <text:p>86.181</text:p>
              </table:table-cell>
              <table:table-cell office:value-type="float" office:value="250.263">
                <text:p>250.2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483">
                <text:p>98.483</text:p>
              </table:table-cell>
              <table:table-cell office:value-type="float" office:value="115.471">
                <text:p>115.471</text:p>
              </table:table-cell>
              <table:table-cell office:value-type="float" office:value="178.816">
                <text:p>178.8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.176">
                <text:p>100.176</text:p>
              </table:table-cell>
              <table:table-cell office:value-type="float" office:value="104.382">
                <text:p>104.382</text:p>
              </table:table-cell>
              <table:table-cell office:value-type="float" office:value="156.84">
                <text:p>156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4.353">
                <text:p>174.353</text:p>
              </table:table-cell>
              <table:table-cell office:value-type="float" office:value="177.448">
                <text:p>177.448</text:p>
              </table:table-cell>
              <table:table-cell office:value-type="float" office:value="383.878">
                <text:p>383.8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.949">
                <text:p>102.949</text:p>
              </table:table-cell>
              <table:table-cell office:value-type="float" office:value="147.718">
                <text:p>147.718</text:p>
              </table:table-cell>
              <table:table-cell office:value-type="float" office:value="191.03">
                <text:p>191.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.231">
                <text:p>103.231</text:p>
              </table:table-cell>
              <table:table-cell office:value-type="float" office:value="200.601">
                <text:p>200.601</text:p>
              </table:table-cell>
              <table:table-cell office:value-type="float" office:value="321.757">
                <text:p>321.7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0.123">
                <text:p>150.123</text:p>
              </table:table-cell>
              <table:table-cell office:value-type="float" office:value="178.699">
                <text:p>178.699</text:p>
              </table:table-cell>
              <table:table-cell office:value-type="float" office:value="404.919">
                <text:p>404.9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4.406">
                <text:p>164.406</text:p>
              </table:table-cell>
              <table:table-cell office:value-type="float" office:value="135.66">
                <text:p>135.66</text:p>
              </table:table-cell>
              <table:table-cell office:value-type="float" office:value="414.38">
                <text:p>414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0.889">
                <text:p>160.889</text:p>
              </table:table-cell>
              <table:table-cell office:value-type="float" office:value="170.416">
                <text:p>170.416</text:p>
              </table:table-cell>
              <table:table-cell office:value-type="float" office:value="344.203">
                <text:p>344.2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1.216">
                <text:p>161.216</text:p>
              </table:table-cell>
              <table:table-cell office:value-type="float" office:value="165.781">
                <text:p>165.781</text:p>
              </table:table-cell>
              <table:table-cell office:value-type="float" office:value="297.306">
                <text:p>297.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4.733">
                <text:p>174.733</text:p>
              </table:table-cell>
              <table:table-cell office:value-type="float" office:value="261.211">
                <text:p>261.211</text:p>
              </table:table-cell>
              <table:table-cell office:value-type="float" office:value="485.284">
                <text:p>485.2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5.885">
                <text:p>265.885</text:p>
              </table:table-cell>
              <table:table-cell office:value-type="float" office:value="170.702">
                <text:p>170.702</text:p>
              </table:table-cell>
              <table:table-cell office:value-type="float" office:value="189.655">
                <text:p>189.6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2.524">
                <text:p>142.524</text:p>
              </table:table-cell>
              <table:table-cell office:value-type="float" office:value="258.547">
                <text:p>258.547</text:p>
              </table:table-cell>
              <table:table-cell office:value-type="float" office:value="563.687">
                <text:p>563.6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6.018">
                <text:p>296.018</text:p>
              </table:table-cell>
              <table:table-cell office:value-type="float" office:value="192.181">
                <text:p>192.181</text:p>
              </table:table-cell>
              <table:table-cell office:value-type="float" office:value="409.614">
                <text:p>409.6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1.547">
                <text:p>231.547</text:p>
              </table:table-cell>
              <table:table-cell office:value-type="float" office:value="273.4">
                <text:p>273.4</text:p>
              </table:table-cell>
              <table:table-cell office:value-type="float" office:value="317.141">
                <text:p>317.1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.95">
                <text:p>255.95</text:p>
              </table:table-cell>
              <table:table-cell office:value-type="float" office:value="219.554">
                <text:p>219.554</text:p>
              </table:table-cell>
              <table:table-cell office:value-type="float" office:value="575.512">
                <text:p>575.5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3.645">
                <text:p>273.645</text:p>
              </table:table-cell>
              <table:table-cell office:value-type="float" office:value="241.418">
                <text:p>241.418</text:p>
              </table:table-cell>
              <table:table-cell office:value-type="float" office:value="731.399">
                <text:p>731.3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1.3">
                <text:p>171.3</text:p>
              </table:table-cell>
              <table:table-cell office:value-type="float" office:value="286.86">
                <text:p>286.86</text:p>
              </table:table-cell>
              <table:table-cell office:value-type="float" office:value="783.378">
                <text:p>783.3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8.389">
                <text:p>238.389</text:p>
              </table:table-cell>
              <table:table-cell office:value-type="float" office:value="268.463">
                <text:p>268.463</text:p>
              </table:table-cell>
              <table:table-cell office:value-type="float" office:value="769.049">
                <text:p>769.0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9.956">
                <text:p>339.956</text:p>
              </table:table-cell>
              <table:table-cell office:value-type="float" office:value="293.739">
                <text:p>293.739</text:p>
              </table:table-cell>
              <table:table-cell office:value-type="float" office:value="1017.87">
                <text:p>1017.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3.814">
                <text:p>343.814</text:p>
              </table:table-cell>
              <table:table-cell office:value-type="float" office:value="319.247">
                <text:p>319.247</text:p>
              </table:table-cell>
              <table:table-cell office:value-type="float" office:value="521.296">
                <text:p>521.2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7.095">
                <text:p>317.095</text:p>
              </table:table-cell>
              <table:table-cell office:value-type="float" office:value="336.034">
                <text:p>336.034</text:p>
              </table:table-cell>
              <table:table-cell office:value-type="float" office:value="883.592">
                <text:p>883.5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0.3">
                <text:p>370.3</text:p>
              </table:table-cell>
              <table:table-cell office:value-type="float" office:value="505.323">
                <text:p>505.323</text:p>
              </table:table-cell>
              <table:table-cell office:value-type="float" office:value="677.712">
                <text:p>677.7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4.562">
                <text:p>344.562</text:p>
              </table:table-cell>
              <table:table-cell office:value-type="float" office:value="412.238">
                <text:p>412.238</text:p>
              </table:table-cell>
              <table:table-cell office:value-type="float" office:value="882.794">
                <text:p>882.7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1.25">
                <text:p>281.25</text:p>
              </table:table-cell>
              <table:table-cell office:value-type="float" office:value="390.185">
                <text:p>390.185</text:p>
              </table:table-cell>
              <table:table-cell office:value-type="float" office:value="959.251">
                <text:p>959.2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1.106">
                <text:p>451.106</text:p>
              </table:table-cell>
              <table:table-cell office:value-type="float" office:value="314.441">
                <text:p>314.441</text:p>
              </table:table-cell>
              <table:table-cell office:value-type="float" office:value="867.66">
                <text:p>867.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0.086">
                <text:p>380.086</text:p>
              </table:table-cell>
              <table:table-cell office:value-type="float" office:value="422.372">
                <text:p>422.372</text:p>
              </table:table-cell>
              <table:table-cell office:value-type="float" office:value="1216.58">
                <text:p>1216.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4.405">
                <text:p>314.405</text:p>
              </table:table-cell>
              <table:table-cell office:value-type="float" office:value="312.456">
                <text:p>312.456</text:p>
              </table:table-cell>
              <table:table-cell office:value-type="float" office:value="1202.57">
                <text:p>1202.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9.664">
                <text:p>369.664</text:p>
              </table:table-cell>
              <table:table-cell office:value-type="float" office:value="651.86">
                <text:p>651.86</text:p>
              </table:table-cell>
              <table:table-cell office:value-type="float" office:value="868.519">
                <text:p>868.5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5.44">
                <text:p>315.44</text:p>
              </table:table-cell>
              <table:table-cell office:value-type="float" office:value="517.324">
                <text:p>517.324</text:p>
              </table:table-cell>
              <table:table-cell office:value-type="float" office:value="1189.31">
                <text:p>1189.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4.943">
                <text:p>464.943</text:p>
              </table:table-cell>
              <table:table-cell office:value-type="float" office:value="515.555">
                <text:p>515.555</text:p>
              </table:table-cell>
              <table:table-cell office:value-type="float" office:value="1596.11">
                <text:p>1596.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5.183">
                <text:p>475.183</text:p>
              </table:table-cell>
              <table:table-cell office:value-type="float" office:value="604.682">
                <text:p>604.682</text:p>
              </table:table-cell>
              <table:table-cell office:value-type="float" office:value="1698.25">
                <text:p>1698.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1.395">
                <text:p>501.395</text:p>
              </table:table-cell>
              <table:table-cell office:value-type="float" office:value="453.162">
                <text:p>453.162</text:p>
              </table:table-cell>
              <table:table-cell office:value-type="float" office:value="981.484">
                <text:p>981.4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7.675">
                <text:p>537.675</text:p>
              </table:table-cell>
              <table:table-cell office:value-type="float" office:value="732.638">
                <text:p>732.638</text:p>
              </table:table-cell>
              <table:table-cell office:value-type="float" office:value="1333.73">
                <text:p>1333.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1.466">
                <text:p>591.466</text:p>
              </table:table-cell>
              <table:table-cell office:value-type="float" office:value="405.163">
                <text:p>405.163</text:p>
              </table:table-cell>
              <table:table-cell office:value-type="float" office:value="1387.1">
                <text:p>1387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2.306">
                <text:p>552.306</text:p>
              </table:table-cell>
              <table:table-cell office:value-type="float" office:value="557.57">
                <text:p>557.57</text:p>
              </table:table-cell>
              <table:table-cell office:value-type="float" office:value="1636.92">
                <text:p>1636.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0.912">
                <text:p>500.912</text:p>
              </table:table-cell>
              <table:table-cell office:value-type="float" office:value="535.659">
                <text:p>535.659</text:p>
              </table:table-cell>
              <table:table-cell office:value-type="float" office:value="2460.11">
                <text:p>2460.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5.482">
                <text:p>465.482</text:p>
              </table:table-cell>
              <table:table-cell office:value-type="float" office:value="551.078">
                <text:p>551.078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5.404">
                <text:p>455.404</text:p>
              </table:table-cell>
              <table:table-cell office:value-type="float" office:value="678.198">
                <text:p>678.198</text:p>
              </table:table-cell>
              <table:table-cell office:value-type="float" office:value="1747.4">
                <text:p>1747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0.942">
                <text:p>760.942</text:p>
              </table:table-cell>
              <table:table-cell office:value-type="float" office:value="373.295">
                <text:p>373.295</text:p>
              </table:table-cell>
              <table:table-cell office:value-type="float" office:value="1583.17">
                <text:p>1583.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5.362">
                <text:p>605.362</text:p>
              </table:table-cell>
              <table:table-cell office:value-type="float" office:value="581.898">
                <text:p>581.898</text:p>
              </table:table-cell>
              <table:table-cell office:value-type="float" office:value="1625.2">
                <text:p>1625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2.45">
                <text:p>592.45</text:p>
              </table:table-cell>
              <table:table-cell office:value-type="float" office:value="387.766">
                <text:p>387.766</text:p>
              </table:table-cell>
              <table:table-cell office:value-type="float" office:value="1894.17">
                <text:p>1894.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0.91">
                <text:p>540.91</text:p>
              </table:table-cell>
              <table:table-cell office:value-type="float" office:value="631.397">
                <text:p>631.397</text:p>
              </table:table-cell>
              <table:table-cell office:value-type="float" office:value="1770.22">
                <text:p>1770.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4.265">
                <text:p>724.265</text:p>
              </table:table-cell>
              <table:table-cell office:value-type="float" office:value="838.033">
                <text:p>838.033</text:p>
              </table:table-cell>
              <table:table-cell office:value-type="float" office:value="2602.7">
                <text:p>2602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8.348">
                <text:p>748.348</text:p>
              </table:table-cell>
              <table:table-cell office:value-type="float" office:value="887.362">
                <text:p>887.362</text:p>
              </table:table-cell>
              <table:table-cell office:value-type="float" office:value="2116.43">
                <text:p>2116.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1.751">
                <text:p>771.751</text:p>
              </table:table-cell>
              <table:table-cell office:value-type="float" office:value="873.944">
                <text:p>873.944</text:p>
              </table:table-cell>
              <table:table-cell office:value-type="float" office:value="2387.28">
                <text:p>2387.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50.381">
                <text:p>650.381</text:p>
              </table:table-cell>
              <table:table-cell office:value-type="float" office:value="641.313">
                <text:p>641.313</text:p>
              </table:table-cell>
              <table:table-cell office:value-type="float" office:value="2313.02">
                <text:p>2313.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8.988">
                <text:p>748.988</text:p>
              </table:table-cell>
              <table:table-cell office:value-type="float" office:value="711.096">
                <text:p>711.096</text:p>
              </table:table-cell>
              <table:table-cell office:value-type="float" office:value="2424.82">
                <text:p>2424.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9.102">
                <text:p>729.102</text:p>
              </table:table-cell>
              <table:table-cell office:value-type="float" office:value="675.486">
                <text:p>675.486</text:p>
              </table:table-cell>
              <table:table-cell office:value-type="float" office:value="2714.97">
                <text:p>2714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